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0800000008D51480EAAAAC4250.png" manifest:media-type="image/png"/>
  <manifest:file-entry manifest:full-path="Pictures/10000000000002800000015433D3C728E7C66D62.png" manifest:media-type="image/png"/>
  <manifest:file-entry manifest:full-path="Pictures/10000000000002800000015476C3DB2FE002F306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Times New Roman" svg:font-family="'Times New Roman', serif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1" style:family="table">
      <style:table-properties style:width="17cm" table:align="margins"/>
    </style:style>
    <style:style style:name="Tableau21.A" style:family="table-column">
      <style:table-column-properties style:column-width="5.592cm" style:rel-column-width="21554*"/>
    </style:style>
    <style:style style:name="Tableau21.B" style:family="table-column">
      <style:table-column-properties style:column-width="11.409cm" style:rel-column-width="43981*"/>
    </style:style>
    <style:style style:name="Tableau21.1" style:family="table-row">
      <style:table-row-properties style:min-row-height="0.406cm"/>
    </style:style>
    <style:style style:name="Tableau21.A1" style:family="table-cell">
      <style:table-cell-properties fo:padding="0.097cm" fo:border-left="0.05pt solid #b2b2b2" fo:border-right="none" fo:border-top="0.05pt solid #b2b2b2" fo:border-bottom="0.05pt solid #b2b2b2"/>
    </style:style>
    <style:style style:name="Tableau21.B1" style:family="table-cell">
      <style:table-cell-properties fo:background-color="transparent" fo:padding="0.097cm" fo:border="0.05pt solid #b2b2b2">
        <style:background-image/>
      </style:table-cell-properties>
    </style:style>
    <style:style style:name="Tableau21.A2" style:family="table-cell">
      <style:table-cell-properties fo:padding="0.097cm" fo:border-left="0.05pt solid #b2b2b2" fo:border-right="none" fo:border-top="none" fo:border-bottom="0.05pt solid #b2b2b2"/>
    </style:style>
    <style:style style:name="Tableau21.B2" style:family="table-cell">
      <style:table-cell-properties fo:background-color="transparent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Tableau21.A3" style:family="table-cell">
      <style:table-cell-properties fo:padding="0.097cm" fo:border-left="0.05pt solid #b2b2b2" fo:border-right="none" fo:border-top="none" fo:border-bottom="0.05pt solid #b2b2b2"/>
    </style:style>
    <style:style style:name="Tableau21.A4" style:family="table-cell">
      <style:table-cell-properties fo:padding="0.097cm" fo:border-left="0.05pt solid #b2b2b2" fo:border-right="none" fo:border-top="none" fo:border-bottom="0.05pt solid #b2b2b2"/>
    </style:style>
    <style:style style:name="Tableau23" style:family="table">
      <style:table-properties style:width="17cm" table:align="margins"/>
    </style:style>
    <style:style style:name="Tableau23.A" style:family="table-column">
      <style:table-column-properties style:column-width="5.592cm" style:rel-column-width="21554*"/>
    </style:style>
    <style:style style:name="Tableau23.B" style:family="table-column">
      <style:table-column-properties style:column-width="11.409cm" style:rel-column-width="43981*"/>
    </style:style>
    <style:style style:name="Tableau23.1" style:family="table-row">
      <style:table-row-properties style:min-row-height="0.406cm"/>
    </style:style>
    <style:style style:name="Tableau23.A1" style:family="table-cell">
      <style:table-cell-properties fo:padding="0.097cm" fo:border-left="0.05pt solid #b2b2b2" fo:border-right="none" fo:border-top="0.05pt solid #b2b2b2" fo:border-bottom="0.05pt solid #b2b2b2"/>
    </style:style>
    <style:style style:name="Tableau23.B1" style:family="table-cell">
      <style:table-cell-properties fo:background-color="#cccccc" fo:padding="0.097cm" fo:border="0.05pt solid #b2b2b2">
        <style:background-image/>
      </style:table-cell-properties>
    </style:style>
    <style:style style:name="Tableau23.A2" style:family="table-cell">
      <style:table-cell-properties fo:padding="0.097cm" fo:border-left="0.05pt solid #b2b2b2" fo:border-right="none" fo:border-top="none" fo:border-bottom="0.05pt solid #b2b2b2"/>
    </style:style>
    <style:style style:name="Tableau23.B2" style:family="table-cell">
      <style:table-cell-properties fo:background-color="#cccccc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Tableau23.A3" style:family="table-cell">
      <style:table-cell-properties fo:padding="0.097cm" fo:border-left="0.05pt solid #b2b2b2" fo:border-right="none" fo:border-top="none" fo:border-bottom="0.05pt solid #b2b2b2"/>
    </style:style>
    <style:style style:name="Tableau23.A4" style:family="table-cell">
      <style:table-cell-properties fo:padding="0.097cm" fo:border-left="0.05pt solid #b2b2b2" fo:border-right="none" fo:border-top="none" fo:border-bottom="0.05pt solid #b2b2b2"/>
    </style:style>
    <style:style style:name="Tableau23.A5" style:family="table-cell">
      <style:table-cell-properties fo:padding="0.097cm" fo:border-left="0.05pt solid #b2b2b2" fo:border-right="none" fo:border-top="none" fo:border-bottom="0.05pt solid #b2b2b2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background-color="#dddddd" fo:padding="0.097cm" fo:border="0.05pt solid #b2b2b2">
        <style:background-image/>
      </style:table-cell-properties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background-color="#dddddd" fo:padding="0.097cm" fo:border="0.05pt solid #b2b2b2">
        <style:background-image/>
      </style:table-cell-properties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background-color="#dddddd" fo:padding="0.097cm" fo:border="0.05pt solid #b2b2b2">
        <style:background-image/>
      </style:table-cell-properties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background-color="#dddddd" fo:padding="0.097cm" fo:border="0.05pt solid #b2b2b2">
        <style:background-image/>
      </style:table-cell-properties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background-color="#dddddd" fo:padding="0.097cm" fo:border="0.05pt solid #b2b2b2">
        <style:background-image/>
      </style:table-cell-properties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17cm" style:rel-column-width="65535*"/>
    </style:style>
    <style:style style:name="Tableau6.A1" style:family="table-cell">
      <style:table-cell-properties fo:background-color="#dddddd" fo:padding="0.097cm" fo:border="0.05pt solid #b2b2b2">
        <style:background-image/>
      </style:table-cell-properties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fo:background-color="#dddddd" fo:padding="0.097cm" fo:border="0.05pt solid #b2b2b2">
        <style:background-image/>
      </style:table-cell-properties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17cm" style:rel-column-width="65535*"/>
    </style:style>
    <style:style style:name="Tableau8.A1" style:family="table-cell">
      <style:table-cell-properties fo:background-color="#dddddd" fo:padding="0.097cm" fo:border="0.05pt solid #b2b2b2">
        <style:background-image/>
      </style:table-cell-properties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17cm" style:rel-column-width="65535*"/>
    </style:style>
    <style:style style:name="Tableau10.A1" style:family="table-cell">
      <style:table-cell-properties fo:background-color="#dddddd" fo:padding="0.097cm" fo:border="0.05pt solid #b2b2b2">
        <style:background-image/>
      </style:table-cell-properties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17cm" style:rel-column-width="65535*"/>
    </style:style>
    <style:style style:name="Tableau9.A1" style:family="table-cell">
      <style:table-cell-properties fo:background-color="#dddddd" fo:padding="0.097cm" fo:border="0.05pt solid #b2b2b2">
        <style:background-image/>
      </style:table-cell-properties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17cm" style:rel-column-width="65535*"/>
    </style:style>
    <style:style style:name="Tableau11.A1" style:family="table-cell">
      <style:table-cell-properties fo:background-color="#dddddd" fo:padding="0.097cm" fo:border="0.05pt solid #b2b2b2">
        <style:background-image/>
      </style:table-cell-properties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7.408cm" style:rel-column-width="28558*"/>
    </style:style>
    <style:style style:name="Table1.B" style:family="table-column">
      <style:table-column-properties style:column-width="1.99cm" style:rel-column-width="7670*"/>
    </style:style>
    <style:style style:name="Table1.C" style:family="table-column">
      <style:table-column-properties style:column-width="7.602cm" style:rel-column-width="293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11" style:family="table-row">
      <style:table-row-properties style:min-row-height="0.866cm"/>
    </style:style>
    <style:style style:name="Tableau18" style:family="table">
      <style:table-properties style:width="17cm" table:align="margins"/>
    </style:style>
    <style:style style:name="Tableau18.A" style:family="table-column">
      <style:table-column-properties style:column-width="17cm" style:rel-column-width="65535*"/>
    </style:style>
    <style:style style:name="Tableau18.A1" style:family="table-cell">
      <style:table-cell-properties fo:background-color="#dddddd" fo:padding="0.097cm" fo:border="0.05pt solid #b2b2b2">
        <style:background-image/>
      </style:table-cell-properties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6.636cm" style:rel-column-width="25580*"/>
    </style:style>
    <style:style style:name="Table2.B" style:family="table-column">
      <style:table-column-properties style:column-width="2.064cm" style:rel-column-width="7955*"/>
    </style:style>
    <style:style style:name="Table2.C" style:family="table-column">
      <style:table-column-properties style:column-width="2.096cm" style:rel-column-width="8077*"/>
    </style:style>
    <style:style style:name="Table2.D" style:family="table-column">
      <style:table-column-properties style:column-width="2.413cm" style:rel-column-width="9301*"/>
    </style:style>
    <style:style style:name="Table2.E" style:family="table-column">
      <style:table-column-properties style:column-width="3.792cm" style:rel-column-width="14622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2" style:family="table-row">
      <style:table-row-properties style:min-row-height="1.138cm"/>
    </style:style>
    <style:style style:name="Table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E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3" style:family="table-row">
      <style:table-row-properties style:min-row-height="1.207cm"/>
    </style:style>
    <style:style style:name="Tableau16" style:family="table">
      <style:table-properties style:width="17cm" table:align="margins"/>
    </style:style>
    <style:style style:name="Tableau16.A" style:family="table-column">
      <style:table-column-properties style:column-width="17cm" style:rel-column-width="65535*"/>
    </style:style>
    <style:style style:name="Tableau16.A1" style:family="table-cell">
      <style:table-cell-properties fo:background-color="#dddddd" fo:padding="0.097cm" fo:border="0.05pt solid #b2b2b2">
        <style:background-image/>
      </style:table-cell-properties>
    </style:style>
    <style:style style:name="Tableau17" style:family="table">
      <style:table-properties style:width="17cm" table:align="margins"/>
    </style:style>
    <style:style style:name="Tableau17.A" style:family="table-column">
      <style:table-column-properties style:column-width="17cm" style:rel-column-width="65535*"/>
    </style:style>
    <style:style style:name="Tableau17.A1" style:family="table-cell">
      <style:table-cell-properties fo:background-color="#dddddd" fo:padding="0.097cm" fo:border="0.05pt solid #b2b2b2">
        <style:background-image/>
      </style:table-cell-properties>
    </style:style>
    <style:style style:name="Table3" style:family="table">
      <style:table-properties style:width="25.7cm" table:align="margins"/>
    </style:style>
    <style:style style:name="Table3.A" style:family="table-column">
      <style:table-column-properties style:column-width="9.991cm" style:rel-column-width="25476*"/>
    </style:style>
    <style:style style:name="Table3.B" style:family="table-column">
      <style:table-column-properties style:column-width="2.519cm" style:rel-column-width="6423*"/>
    </style:style>
    <style:style style:name="Table3.C" style:family="table-column">
      <style:table-column-properties style:column-width="2.688cm" style:rel-column-width="6854*"/>
    </style:style>
    <style:style style:name="Table3.D" style:family="table-column">
      <style:table-column-properties style:column-width="3.408cm" style:rel-column-width="8690*"/>
    </style:style>
    <style:style style:name="Table3.E" style:family="table-column">
      <style:table-column-properties style:column-width="7.094cm" style:rel-column-width="18092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2" style:family="table-row">
      <style:table-row-properties style:min-row-height="1.138cm"/>
    </style:style>
    <style:style style:name="Table3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3.E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3" style:family="table-row">
      <style:table-row-properties style:min-row-height="1.207cm"/>
    </style:style>
    <style:style style:name="Table3.5" style:family="table-row">
      <style:table-row-properties style:min-row-height="1.376cm"/>
    </style:style>
    <style:style style:name="Table3.6" style:family="table-row">
      <style:table-row-properties style:min-row-height="1.397cm"/>
    </style:style>
    <style:style style:name="Table3.7" style:family="table-row">
      <style:table-row-properties style:min-row-height="1.291cm"/>
    </style:style>
    <style:style style:name="Table3.8" style:family="table-row">
      <style:table-row-properties style:min-row-height="1.334cm"/>
    </style:style>
    <style:style style:name="P1" style:family="paragraph" style:parent-style-name="Header_20_left">
      <style:text-properties officeooo:rsid="003cff0e" officeooo:paragraph-rsid="003cff0e"/>
    </style:style>
    <style:style style:name="P2" style:family="paragraph" style:parent-style-name="Footer">
      <style:paragraph-properties fo:text-align="end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break-before="page"/>
      <style:text-properties officeooo:rsid="000e13fc" officeooo:paragraph-rsid="000e13fc"/>
    </style:style>
    <style:style style:name="P4" style:family="paragraph" style:parent-style-name="Standard">
      <style:paragraph-properties fo:text-align="start" style:justify-single-word="false" fo:break-before="page">
        <style:tab-stops/>
      </style:paragraph-properties>
      <style:text-properties officeooo:paragraph-rsid="0069626d"/>
    </style:style>
    <style:style style:name="P5" style:family="paragraph" style:parent-style-name="Standard">
      <style:text-properties officeooo:rsid="000e13fc" officeooo:paragraph-rsid="000e13fc"/>
    </style:style>
    <style:style style:name="P6" style:family="paragraph" style:parent-style-name="Standard">
      <style:text-properties fo:font-weight="bold" officeooo:rsid="000e13fc" officeooo:paragraph-rsid="000e13fc" style:font-weight-asian="bold" style:font-weight-complex="bold"/>
    </style:style>
    <style:style style:name="P7" style:family="paragraph" style:parent-style-name="Standard">
      <style:paragraph-properties fo:text-align="end" style:justify-single-word="false"/>
      <style:text-properties fo:font-weight="bold" officeooo:rsid="001a72f3" officeooo:paragraph-rsid="001a72f3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2pt" fo:font-weight="bold" officeooo:rsid="000e13fc" officeooo:paragraph-rsid="000e13fc" style:font-size-asian="22pt" style:font-weight-asian="bold" style:font-size-complex="22pt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3333ff" fo:font-style="italic" fo:font-weight="bold" officeooo:rsid="0040ff93" officeooo:paragraph-rsid="0040ff93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text-align="justify" style:justify-single-word="false"/>
      <style:text-properties fo:color="#3333ff"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color="#3333ff" style:font-name="Liberation Serif" fo:font-size="12pt" fo:font-style="italic" fo:font-weight="bold" officeooo:paragraph-rsid="0040ff93" style:font-size-asian="12pt" style:font-style-asian="italic" style:font-weight-asian="bold" style:font-style-complex="italic" style:font-weight-complex="bold"/>
    </style:style>
    <style:style style:name="P12" style:family="paragraph" style:parent-style-name="Standard">
      <style:text-properties style:font-name="Liberation Serif" fo:font-size="12pt" fo:font-style="normal" fo:font-weight="normal" officeooo:rsid="0040ff93" officeooo:paragraph-rsid="0040ff93" style:font-size-asian="12pt" style:font-style-asian="normal" style:font-weight-asian="normal"/>
    </style:style>
    <style:style style:name="P13" style:family="paragraph" style:parent-style-name="Standard">
      <style:paragraph-properties fo:text-align="start" style:justify-single-word="false">
        <style:tab-stops/>
      </style:paragraph-properties>
      <style:text-properties fo:color="#330099" fo:font-size="11pt" fo:font-weight="bold" officeooo:rsid="006c7f0a" officeooo:paragraph-rsid="006c7f0a" style:font-size-asian="11pt" style:font-weight-asian="bold" style:font-size-complex="11pt" style:font-weight-complex="bold"/>
    </style:style>
    <style:style style:name="P14" style:family="paragraph" style:parent-style-name="Standard">
      <style:paragraph-properties fo:line-height="100%" fo:text-align="start" style:justify-single-word="false">
        <style:tab-stops/>
      </style:paragraph-properties>
      <style:text-properties fo:color="#330099" fo:font-size="11pt" fo:font-weight="normal" officeooo:paragraph-rsid="006c7f0a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text-align="start" style:justify-single-word="false">
        <style:tab-stops/>
      </style:paragraph-properties>
      <style:text-properties fo:color="#330099" fo:font-size="11pt" style:text-underline-style="solid" style:text-underline-width="auto" style:text-underline-color="font-color" fo:font-weight="bold" officeooo:rsid="006b25c8" officeooo:paragraph-rsid="006c7f0a" style:font-size-asian="11pt" style:font-weight-asian="bold" style:font-size-complex="11pt" style:font-weight-complex="bold"/>
    </style:style>
    <style:style style:name="P16" style:family="paragraph" style:parent-style-name="Standard">
      <style:paragraph-properties fo:text-align="start" style:justify-single-word="false">
        <style:tab-stops/>
      </style:paragraph-properties>
      <style:text-properties officeooo:paragraph-rsid="006c7f0a"/>
    </style:style>
    <style:style style:name="P17" style:family="paragraph" style:parent-style-name="Standard">
      <style:paragraph-properties fo:text-align="justify" style:justify-single-word="false"/>
      <style:text-properties officeooo:paragraph-rsid="00407339"/>
    </style:style>
    <style:style style:name="P18" style:family="paragraph" style:parent-style-name="Standard">
      <style:text-properties officeooo:rsid="004eec93" officeooo:paragraph-rsid="004eec93"/>
    </style:style>
    <style:style style:name="P19" style:family="paragraph" style:parent-style-name="Standard">
      <style:text-properties officeooo:rsid="004eec93" officeooo:paragraph-rsid="005aa6b2"/>
    </style:style>
    <style:style style:name="P20" style:family="paragraph" style:parent-style-name="Standard">
      <loext:graphic-properties draw:fill="none" draw:fill-color="#ffffff" draw:opacity="100%"/>
      <style:paragraph-properties fo:text-align="start" style:justify-single-word="false" fo:background-color="transparent"/>
      <style:text-properties officeooo:rsid="004eec93" officeooo:paragraph-rsid="005c58bc"/>
    </style:style>
    <style:style style:name="P21" style:family="paragraph" style:parent-style-name="Standard">
      <style:text-properties officeooo:rsid="004eec93" officeooo:paragraph-rsid="005c58bc"/>
    </style:style>
    <style:style style:name="P22" style:family="paragraph" style:parent-style-name="Standard">
      <loext:graphic-properties draw:fill="none" draw:fill-color="#ffffff" draw:opacity="100%"/>
      <style:paragraph-properties fo:text-align="start" style:justify-single-word="false" fo:background-color="transparent"/>
      <style:text-properties officeooo:rsid="0053a11f" officeooo:paragraph-rsid="005c58bc"/>
    </style:style>
    <style:style style:name="P23" style:family="paragraph" style:parent-style-name="Standard">
      <loext:graphic-properties draw:fill="none" draw:fill-color="#ffffff" draw:opacity="100%"/>
      <style:paragraph-properties fo:text-align="start" style:justify-single-word="false" fo:background-color="transparent"/>
      <style:text-properties officeooo:rsid="0053a11f" officeooo:paragraph-rsid="005f6d67"/>
    </style:style>
    <style:style style:name="P24" style:family="paragraph" style:parent-style-name="Standard">
      <loext:graphic-properties draw:fill="none" draw:fill-color="#ffffff" draw:opacity="100%"/>
      <style:paragraph-properties fo:text-align="start" style:justify-single-word="false" fo:background-color="transparent"/>
      <style:text-properties officeooo:rsid="0053a11f" officeooo:paragraph-rsid="0085446b"/>
    </style:style>
    <style:style style:name="P25" style:family="paragraph" style:parent-style-name="Standard">
      <loext:graphic-properties draw:fill="none" draw:fill-color="#ffffff" draw:opacity="100%"/>
      <style:paragraph-properties fo:text-align="start" style:justify-single-word="false" fo:background-color="transparent"/>
      <style:text-properties fo:font-size="11pt" officeooo:rsid="005aa6b2" officeooo:paragraph-rsid="005aa6b2" style:font-size-asian="11pt" style:font-size-complex="11pt"/>
    </style:style>
    <style:style style:name="P26" style:family="paragraph" style:parent-style-name="Standard">
      <loext:graphic-properties draw:fill="none" draw:fill-color="#ffffff" draw:opacity="100%"/>
      <style:paragraph-properties fo:text-align="start" style:justify-single-word="false" fo:background-color="transparent"/>
      <style:text-properties fo:font-size="11pt" officeooo:rsid="005aa6b2" officeooo:paragraph-rsid="005c58bc" style:font-size-asian="11pt" style:font-size-complex="11pt"/>
    </style:style>
    <style:style style:name="P27" style:family="paragraph" style:parent-style-name="Standard">
      <loext:graphic-properties draw:fill="none" draw:fill-color="#ffffff" draw:opacity="100%"/>
      <style:paragraph-properties fo:text-align="start" style:justify-single-word="false" fo:background-color="transparent"/>
      <style:text-properties fo:font-size="11pt" officeooo:rsid="005c58bc" officeooo:paragraph-rsid="005c58bc" style:font-size-asian="11pt" style:font-size-complex="11pt"/>
    </style:style>
    <style:style style:name="P28" style:family="paragraph" style:parent-style-name="Standard">
      <loext:graphic-properties draw:fill="none" draw:fill-color="#ffffff" draw:opacity="100%"/>
      <style:paragraph-properties fo:text-align="start" style:justify-single-word="false" fo:background-color="transparent"/>
      <style:text-properties fo:font-size="11pt" officeooo:rsid="005c58bc" officeooo:paragraph-rsid="00730c8d" style:font-size-asian="11pt" style:font-size-complex="11pt"/>
    </style:style>
    <style:style style:name="P29" style:family="paragraph" style:parent-style-name="Standard">
      <loext:graphic-properties draw:fill="none" draw:fill-color="#ffffff" draw:opacity="100%"/>
      <style:paragraph-properties fo:text-align="start" style:justify-single-word="false" fo:background-color="transparent"/>
      <style:text-properties fo:font-size="11pt" officeooo:rsid="0056c15e" officeooo:paragraph-rsid="005c58bc" style:font-size-asian="11pt" style:font-size-complex="11pt"/>
    </style:style>
    <style:style style:name="P30" style:family="paragraph" style:parent-style-name="Standard">
      <loext:graphic-properties draw:fill="none" draw:fill-color="#ffffff" draw:opacity="100%"/>
      <style:paragraph-properties fo:text-align="start" style:justify-single-word="false" fo:background-color="transparent"/>
      <style:text-properties fo:font-size="11pt" fo:font-style="italic" officeooo:rsid="004eec93" officeooo:paragraph-rsid="005aa6b2" style:font-size-asian="11pt" style:font-style-asian="italic" style:font-size-complex="11pt" style:font-style-complex="italic"/>
    </style:style>
    <style:style style:name="P31" style:family="paragraph" style:parent-style-name="Standard">
      <loext:graphic-properties draw:fill="none" draw:fill-color="#ffffff" draw:opacity="100%"/>
      <style:paragraph-properties fo:text-align="start" style:justify-single-word="false" fo:background-color="transparent"/>
      <style:text-properties fo:font-size="11pt" fo:font-style="italic" officeooo:rsid="004eec93" officeooo:paragraph-rsid="005c58bc" style:font-size-asian="11pt" style:font-style-asian="italic" style:font-size-complex="11pt" style:font-style-complex="italic"/>
    </style:style>
    <style:style style:name="P32" style:family="paragraph" style:parent-style-name="Standard">
      <loext:graphic-properties draw:fill="none" draw:fill-color="#ffffff" draw:opacity="100%"/>
      <style:paragraph-properties fo:text-align="start" style:justify-single-word="false" fo:background-color="transparent"/>
      <style:text-properties fo:font-size="11pt" fo:font-style="italic" officeooo:rsid="004eec93" officeooo:paragraph-rsid="007c043e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line-height="100%" fo:text-align="start" style:justify-single-word="false">
        <style:tab-stops/>
      </style:paragraph-properties>
      <style:text-properties fo:font-size="11pt" fo:font-style="italic" officeooo:paragraph-rsid="006c7f0a" style:font-size-asian="11pt" style:font-style-asian="italic" style:font-size-complex="11pt" style:font-style-complex="italic"/>
    </style:style>
    <style:style style:name="P34" style:family="paragraph" style:parent-style-name="Standard">
      <loext:graphic-properties draw:fill="none" draw:fill-color="#ffffff" draw:opacity="100%"/>
      <style:paragraph-properties fo:text-align="start" style:justify-single-word="false" fo:background-color="transparent"/>
      <style:text-properties fo:font-size="11pt" fo:font-style="italic" officeooo:rsid="006c7f0a" officeooo:paragraph-rsid="006c7f0a" style:font-size-asian="11pt" style:font-style-asian="italic" style:font-size-complex="11pt" style:font-style-complex="italic"/>
    </style:style>
    <style:style style:name="P35" style:family="paragraph" style:parent-style-name="Standard">
      <loext:graphic-properties draw:fill="none" draw:fill-color="#ffffff" draw:opacity="100%"/>
      <style:paragraph-properties fo:text-align="start" style:justify-single-word="false" fo:background-color="transparent"/>
      <style:text-properties fo:font-size="11pt" fo:font-style="italic" officeooo:rsid="0071a61c" officeooo:paragraph-rsid="0079cdca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line-height="100%" fo:text-align="start" style:justify-single-word="false">
        <style:tab-stops/>
      </style:paragraph-properties>
      <style:text-properties fo:font-size="11pt" fo:font-style="italic" officeooo:rsid="007c043e" officeooo:paragraph-rsid="006c7f0a" style:font-size-asian="11pt" style:font-style-asian="italic" style:font-size-complex="11pt" style:font-style-complex="italic"/>
    </style:style>
    <style:style style:name="P37" style:family="paragraph" style:parent-style-name="Standard">
      <loext:graphic-properties draw:fill="none" draw:fill-color="#ffffff" draw:opacity="100%"/>
      <style:paragraph-properties fo:text-align="start" style:justify-single-word="false" fo:background-color="transparent"/>
      <style:text-properties fo:font-style="italic" officeooo:rsid="0053a11f" officeooo:paragraph-rsid="005f6d67" style:font-style-asian="italic" style:font-style-complex="italic"/>
    </style:style>
    <style:style style:name="P38" style:family="paragraph" style:parent-style-name="Title">
      <style:text-properties fo:color="#330099"/>
    </style:style>
    <style:style style:name="P39" style:family="paragraph" style:parent-style-name="Title">
      <style:text-properties fo:color="#330099" officeooo:rsid="00491553" officeooo:paragraph-rsid="00491553" fo:background-color="transparent"/>
    </style:style>
    <style:style style:name="P40" style:family="paragraph" style:parent-style-name="Text_20_body">
      <style:text-properties fo:color="#330099" officeooo:rsid="0040db90" fo:background-color="#ffff00"/>
    </style:style>
    <style:style style:name="P41" style:family="paragraph" style:parent-style-name="Text_20_body">
      <style:text-properties fo:color="#330099" officeooo:rsid="00491553" officeooo:paragraph-rsid="00491553" fo:background-color="transparent"/>
    </style:style>
    <style:style style:name="P42" style:family="paragraph" style:parent-style-name="Text_20_body">
      <style:paragraph-properties fo:line-height="100%" fo:text-align="start" style:justify-single-word="false">
        <style:tab-stops/>
      </style:paragraph-properties>
      <style:text-properties fo:color="#330099" fo:font-size="11pt" fo:font-weight="normal" officeooo:paragraph-rsid="006c7f0a" style:font-size-asian="11pt" style:font-weight-asian="normal" style:font-size-complex="11pt" style:font-weight-complex="normal"/>
    </style:style>
    <style:style style:name="P43" style:family="paragraph" style:parent-style-name="Text_20_body">
      <style:text-properties officeooo:paragraph-rsid="00653cc9"/>
    </style:style>
    <style:style style:name="P44" style:family="paragraph" style:parent-style-name="Text_20_body">
      <style:paragraph-properties fo:text-align="center" style:justify-single-word="false"/>
      <style:text-properties officeooo:paragraph-rsid="0085446b"/>
    </style:style>
    <style:style style:name="P4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color="#330099" fo:font-size="11pt" fo:font-weight="normal" officeooo:paragraph-rsid="006b25c8" style:font-size-asian="11pt" style:font-weight-asian="normal" style:font-size-complex="11pt" style:font-weight-complex="normal"/>
    </style:style>
    <style:style style:name="P46" style:family="paragraph" style:parent-style-name="Table_20_Contents">
      <loext:graphic-properties draw:fill="none" draw:fill-color="#ffffff" draw:opacity="100%"/>
      <style:paragraph-properties fo:text-align="justify" style:justify-single-word="false" fo:background-color="transparent"/>
      <style:text-properties fo:font-size="11pt" officeooo:rsid="005aa6b2" officeooo:paragraph-rsid="005aa6b2" style:font-size-asian="11pt" style:font-size-complex="11pt"/>
    </style:style>
    <style:style style:name="P47" style:family="paragraph" style:parent-style-name="Table_20_Contents">
      <loext:graphic-properties draw:fill="none" draw:fill-color="#ffffff" draw:opacity="100%"/>
      <style:paragraph-properties fo:text-align="justify" style:justify-single-word="false" fo:background-color="transparent"/>
      <style:text-properties fo:font-size="11pt" officeooo:rsid="005aa6b2" officeooo:paragraph-rsid="005c58bc" style:font-size-asian="11pt" style:font-size-complex="11pt"/>
    </style:style>
    <style:style style:name="P48" style:family="paragraph" style:parent-style-name="Table_20_Contents">
      <loext:graphic-properties draw:fill="none" draw:fill-color="#ffffff" draw:opacity="100%"/>
      <style:paragraph-properties fo:text-align="justify" style:justify-single-word="false" fo:background-color="transparent"/>
      <style:text-properties fo:font-size="11pt" officeooo:rsid="005aa6b2" officeooo:paragraph-rsid="00730c8d" style:font-size-asian="11pt" style:font-size-complex="11pt"/>
    </style:style>
    <style:style style:name="P49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  <style:style style:name="P50" style:family="paragraph" style:parent-style-name="Table_20_Contents">
      <style:paragraph-properties fo:text-align="start" style:justify-single-word="false"/>
      <style:text-properties fo:font-size="11pt" officeooo:paragraph-rsid="00772b66" style:font-size-asian="11pt" style:font-size-complex="11pt"/>
    </style:style>
    <style:style style:name="P51" style:family="paragraph" style:parent-style-name="Table_20_Contents">
      <style:paragraph-properties fo:text-align="start" style:justify-single-word="false"/>
      <style:text-properties fo:font-size="11pt" officeooo:rsid="00772b66" officeooo:paragraph-rsid="00772b66" style:font-size-asian="11pt" style:font-size-complex="11pt"/>
    </style:style>
    <style:style style:name="P52" style:family="paragraph" style:parent-style-name="Table_20_Contents">
      <loext:graphic-properties draw:fill="none" draw:fill-color="#ffffff" draw:opacity="100%"/>
      <style:paragraph-properties fo:text-align="justify" style:justify-single-word="false" fo:background-color="transparent"/>
      <style:text-properties fo:font-size="11pt" fo:font-style="italic" officeooo:rsid="005aa6b2" officeooo:paragraph-rsid="005aa6b2" style:font-size-asian="11pt" style:font-style-asian="italic" style:font-size-complex="11pt" style:font-style-complex="italic"/>
    </style:style>
    <style:style style:name="P53" style:family="paragraph" style:parent-style-name="Table_20_Contents">
      <loext:graphic-properties draw:fill="none" draw:fill-color="#ffffff" draw:opacity="100%"/>
      <style:paragraph-properties fo:text-align="justify" style:justify-single-word="false" fo:background-color="transparent"/>
      <style:text-properties fo:font-size="11pt" fo:font-style="italic" officeooo:rsid="005aa6b2" officeooo:paragraph-rsid="005c58bc" style:font-size-asian="11pt" style:font-style-asian="italic" style:font-size-complex="11pt" style:font-style-complex="italic"/>
    </style:style>
    <style:style style:name="P54" style:family="paragraph" style:parent-style-name="Table_20_Contents">
      <style:paragraph-properties fo:line-height="100%" fo:text-align="start" style:justify-single-word="false"/>
      <style:text-properties fo:font-size="11pt" fo:font-style="italic" officeooo:paragraph-rsid="006c7f0a" style:font-size-asian="11pt" style:font-style-asian="italic" style:font-size-complex="11pt" style:font-style-complex="italic"/>
    </style:style>
    <style:style style:name="P55" style:family="paragraph" style:parent-style-name="Table_20_Contents">
      <style:paragraph-properties fo:text-align="start" style:justify-single-word="false"/>
    </style:style>
    <style:style style:name="P56" style:family="paragraph" style:parent-style-name="Table_20_Contents">
      <style:paragraph-properties fo:text-align="start" style:justify-single-word="false"/>
      <style:text-properties officeooo:paragraph-rsid="0085446b"/>
    </style:style>
    <style:style style:name="P57" style:family="paragraph" style:parent-style-name="Table_20_Contents">
      <style:paragraph-properties fo:text-align="center" style:justify-single-word="false"/>
    </style:style>
    <style:style style:name="P58" style:family="paragraph" style:parent-style-name="Table_20_Contents">
      <style:paragraph-properties fo:text-align="center" style:justify-single-word="false"/>
      <style:text-properties officeooo:paragraph-rsid="0085446b"/>
    </style:style>
    <style:style style:name="P5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0" style:family="paragraph" style:parent-style-name="Table_20_Heading">
      <style:text-properties officeooo:rsid="0079cdca" officeooo:paragraph-rsid="0079cdca"/>
    </style:style>
    <style:style style:name="P61" style:family="paragraph" style:parent-style-name="Table_20_Heading">
      <style:text-properties officeooo:rsid="0079cdca" officeooo:paragraph-rsid="0085446b"/>
    </style:style>
    <style:style style:name="P62" style:family="paragraph" style:parent-style-name="Table_20_Heading">
      <style:text-properties officeooo:rsid="0085446b" officeooo:paragraph-rsid="0085446b"/>
    </style:style>
    <style:style style:name="P63" style:family="paragraph" style:parent-style-name="Heading_20_1">
      <style:paragraph-properties fo:break-before="page"/>
    </style:style>
    <style:style style:name="P64" style:family="paragraph" style:parent-style-name="Heading_20_1">
      <style:paragraph-properties fo:break-before="page"/>
      <style:text-properties officeooo:rsid="004abeeb" officeooo:paragraph-rsid="004abeeb"/>
    </style:style>
    <style:style style:name="P65" style:family="paragraph" style:parent-style-name="Heading_20_1">
      <style:paragraph-properties fo:break-before="page"/>
      <style:text-properties officeooo:paragraph-rsid="0072ad4f"/>
    </style:style>
    <style:style style:name="P66" style:family="paragraph" style:parent-style-name="Heading_20_2" style:list-style-name="Numbering_20_1">
      <style:text-properties officeooo:paragraph-rsid="005aa6b2"/>
    </style:style>
    <style:style style:name="P67" style:family="paragraph" style:parent-style-name="Heading_20_2" style:list-style-name="Numbering_20_1">
      <style:text-properties officeooo:paragraph-rsid="00736c17"/>
    </style:style>
    <style:style style:name="P68" style:family="paragraph" style:parent-style-name="Heading_20_2">
      <style:text-properties officeooo:paragraph-rsid="00806e24"/>
    </style:style>
    <style:style style:name="P69" style:family="paragraph" style:parent-style-name="Heading_20_2">
      <style:text-properties officeooo:paragraph-rsid="00693f44"/>
    </style:style>
    <style:style style:name="P70" style:family="paragraph" style:parent-style-name="Heading_20_2">
      <style:text-properties officeooo:paragraph-rsid="00595c1f"/>
    </style:style>
    <style:style style:name="P71" style:family="paragraph" style:parent-style-name="Heading_20_2">
      <style:text-properties fo:color="#330099" style:font-name="Liberation Serif" fo:font-size="11pt" fo:font-weight="bold" fo:background-color="transparent" style:font-name-asian="SimSun" style:font-size-asian="11pt" style:font-weight-asian="bold" style:font-name-complex="Mangal" style:font-size-complex="11pt" style:font-weight-complex="bold"/>
    </style:style>
    <style:style style:name="P72" style:family="paragraph" style:parent-style-name="Heading_20_2">
      <style:text-properties officeooo:paragraph-rsid="00730c8d"/>
    </style:style>
    <style:style style:name="P73" style:family="paragraph" style:parent-style-name="Heading_20_2">
      <style:text-properties officeooo:rsid="0085446b"/>
    </style:style>
    <style:style style:name="P74" style:family="paragraph" style:parent-style-name="Heading_20_2">
      <style:text-properties officeooo:rsid="0079cdca"/>
    </style:style>
    <style:style style:name="P75" style:family="paragraph" style:parent-style-name="Heading_20_2" style:master-page-name="Last_20_Page">
      <style:paragraph-properties fo:text-align="center" style:justify-single-word="false" style:page-number="auto"/>
      <style:text-properties officeooo:rsid="0085446b" officeooo:paragraph-rsid="0085446b"/>
    </style:style>
    <style:style style:name="P76" style:family="paragraph" style:parent-style-name="Text_20_body_20_indent" style:list-style-name="List_20_1">
      <style:text-properties officeooo:paragraph-rsid="006b25c8"/>
    </style:style>
    <style:style style:name="P77" style:family="paragraph" style:parent-style-name="Text_20_body_20_indent" style:list-style-name="List_20_1">
      <style:text-properties officeooo:paragraph-rsid="00889a77"/>
    </style:style>
    <style:style style:name="P78" style:family="paragraph" style:parent-style-name="Text_20_body_20_indent" style:list-style-name="">
      <style:paragraph-properties fo:line-height="100%" fo:text-align="start" style:justify-single-word="false">
        <style:tab-stops/>
      </style:paragraph-properties>
      <style:text-properties fo:font-size="11pt" fo:font-style="normal" officeooo:paragraph-rsid="006b25c8" style:font-size-asian="11pt" style:font-style-asian="normal" style:font-size-complex="11pt" style:font-style-complex="normal"/>
    </style:style>
    <style:style style:name="P79" style:family="paragraph" style:parent-style-name="Text_20_body_20_indent">
      <style:paragraph-properties fo:margin-left="0cm" fo:margin-right="0cm" fo:line-height="100%" fo:text-align="start" style:justify-single-word="false" fo:text-indent="-0.4cm" style:auto-text-indent="false">
        <style:tab-stops/>
      </style:paragraph-properties>
      <style:text-properties fo:color="#330099" fo:font-size="11pt" fo:font-style="normal" fo:font-weight="normal" officeooo:paragraph-rsid="006b25c8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0" style:family="paragraph" style:parent-style-name="Text_20_body_20_indent">
      <style:paragraph-properties fo:margin-left="0cm" fo:margin-right="0cm" fo:line-height="100%" fo:text-align="start" style:justify-single-word="false" fo:text-indent="-0.4cm" style:auto-text-indent="false">
        <style:tab-stops/>
      </style:paragraph-properties>
      <style:text-properties fo:color="#330099" fo:font-size="11pt" fo:font-weight="normal" officeooo:paragraph-rsid="006b25c8" style:font-size-asian="11pt" style:font-weight-asian="normal" style:font-size-complex="11pt" style:font-weight-complex="normal"/>
    </style:style>
    <style:style style:name="P81" style:family="paragraph" style:parent-style-name="Text_20_body_20_indent" style:list-style-name="List_20_1">
      <loext:graphic-properties draw:fill="none" draw:fill-image-width="0cm" draw:fill-image-height="0cm"/>
      <style:paragraph-properties fo:margin-left="0cm" fo:margin-right="0cm" fo:margin-top="0cm" fo:margin-bottom="0.247cm" loext:contextual-spacing="false" fo:line-height="100%" fo:text-align="start" style:justify-single-word="false" fo:text-indent="-0.4cm" style:auto-text-indent="false" fo:background-color="transparent" style:shadow="none">
        <style:tab-stops/>
      </style:paragraph-properties>
      <style:text-properties fo:color="#330099" fo:font-size="11pt" fo:font-style="normal" fo:font-weight="normal" officeooo:paragraph-rsid="00889a77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2" style:family="paragraph" style:parent-style-name="Text_20_body_20_indent" style:list-style-name="List_20_1">
      <loext:graphic-properties draw:fill="none" draw:fill-image-width="0cm" draw:fill-image-height="0cm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shadow="none">
        <style:tab-stops/>
      </style:paragraph-properties>
      <style:text-properties fo:font-size="11pt" fo:font-style="normal" officeooo:rsid="006f3880" officeooo:paragraph-rsid="006f3880" fo:background-color="transparent" style:font-size-asian="11pt" style:font-style-asian="normal" style:font-size-complex="11pt" style:font-style-complex="normal"/>
    </style:style>
    <style:style style:name="P83" style:family="paragraph" style:parent-style-name="Text_20_body_20_indent" style:list-style-name="List_20_1">
      <loext:graphic-properties draw:fill="none" draw:fill-image-width="0cm" draw:fill-image-height="0cm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shadow="none">
        <style:tab-stops/>
      </style:paragraph-properties>
      <style:text-properties fo:font-size="11pt" fo:font-style="normal" officeooo:rsid="006c7f0a" officeooo:paragraph-rsid="006c7f0a" fo:background-color="transparent" style:font-size-asian="11pt" style:font-style-asian="normal" style:font-size-complex="11pt" style:font-style-complex="normal"/>
    </style:style>
    <style:style style:name="P84" style:family="paragraph" style:parent-style-name="Text_20_body_20_indent" style:list-style-name="">
      <loext:graphic-properties draw:fill="none" draw:fill-image-width="0cm" draw:fill-image-height="0cm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shadow="none">
        <style:tab-stops/>
      </style:paragraph-properties>
      <style:text-properties fo:font-size="11pt" fo:font-style="normal" officeooo:rsid="006c7f0a" officeooo:paragraph-rsid="006c7f0a" fo:background-color="transparent" style:font-size-asian="11pt" style:font-style-asian="normal" style:font-size-complex="11pt" style:font-style-complex="normal"/>
    </style:style>
    <style:style style:name="P85" style:family="paragraph" style:parent-style-name="Text_20_body_20_indent" style:list-style-name="">
      <loext:graphic-properties draw:fill="none" draw:fill-image-width="0cm" draw:fill-image-height="0cm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shadow="none">
        <style:tab-stops/>
      </style:paragraph-properties>
      <style:text-properties fo:font-size="11pt" fo:font-style="normal" officeooo:rsid="0070db51" officeooo:paragraph-rsid="0070db51" fo:background-color="transparent" style:font-size-asian="11pt" style:font-style-asian="normal" style:font-size-complex="11pt" style:font-style-complex="normal"/>
    </style:style>
    <style:style style:name="P86" style:family="paragraph" style:parent-style-name="Text_20_body_20_indent" style:list-style-name="List_20_1">
      <loext:graphic-properties draw:fill="none" draw:fill-image-width="0cm" draw:fill-image-height="0cm"/>
      <style:paragraph-properties fo:margin-left="0cm" fo:margin-right="0cm" fo:margin-top="0cm" fo:margin-bottom="0.247cm" loext:contextual-spacing="false" fo:line-height="100%" fo:text-align="start" style:justify-single-word="false" fo:text-indent="-0.101cm" style:auto-text-indent="false" fo:background-color="transparent" style:shadow="none">
        <style:tab-stops/>
      </style:paragraph-properties>
      <style:text-properties fo:font-size="11pt" fo:font-style="normal" officeooo:paragraph-rsid="006b25c8" style:font-size-asian="11pt" style:font-style-asian="normal" style:font-size-complex="11pt" style:font-style-complex="normal"/>
    </style:style>
    <style:style style:name="P87" style:family="paragraph" style:parent-style-name="Standard" style:list-style-name="L1">
      <style:paragraph-properties fo:text-align="start" style:justify-single-word="false">
        <style:tab-stops/>
      </style:paragraph-properties>
      <style:text-properties fo:font-size="11pt" fo:font-weight="bold" officeooo:paragraph-rsid="006b25c8" style:font-size-asian="11pt" style:font-weight-asian="bold" style:font-size-complex="11pt" style:font-weight-complex="normal"/>
    </style:style>
    <style:style style:name="P88" style:family="paragraph" style:parent-style-name="Standard" style:list-style-name="List_20_1">
      <style:paragraph-properties fo:text-align="start" style:justify-single-word="false">
        <style:tab-stops/>
      </style:paragraph-properties>
      <style:text-properties fo:color="#330099" fo:font-size="11pt" fo:font-weight="bold" officeooo:rsid="006c7f0a" officeooo:paragraph-rsid="007c72b7" style:font-size-asian="11pt" style:font-weight-asian="bold" style:font-size-complex="11pt" style:font-weight-complex="bold"/>
    </style:style>
    <style:style style:name="T1" style:family="text">
      <style:text-properties officeooo:rsid="001a72f3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officeooo:rsid="006b25c8" style:font-size-asian="11pt" style:font-size-complex="11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69626d" style:font-weight-asian="bold" style:font-weight-complex="bold"/>
    </style:style>
    <style:style style:name="T6" style:family="text">
      <style:text-properties officeooo:rsid="004696c0"/>
    </style:style>
    <style:style style:name="T7" style:family="text">
      <style:text-properties fo:color="#000000" style:font-name="Liberation Serif" fo:font-size="11pt" style:text-underline-style="none" fo:font-weight="normal" style:text-underline-mode="continuous" style:text-overline-mode="continuous" style:text-line-through-mode="continuous" style:font-name-asian="Times New Roman1" style:font-size-asian="11pt" style:font-weight-asian="normal" style:font-name-complex="Liberation Serif" style:font-size-complex="11pt" style:language-complex="ar" style:country-complex="SA" style:font-weight-complex="normal"/>
    </style:style>
    <style:style style:name="T8" style:family="text">
      <style:text-properties fo:color="#000000" style:font-name="Liberation Serif" fo:font-size="11pt" style:text-underline-style="none" fo:font-weight="normal" officeooo:rsid="053b746f" style:text-underline-mode="continuous" style:text-overline-mode="continuous" style:text-line-through-mode="continuous" style:font-name-asian="Times New Roman1" style:font-size-asian="11pt" style:font-weight-asian="normal" style:font-name-complex="Liberation Serif" style:font-size-complex="11pt" style:language-complex="ar" style:country-complex="SA" style:font-weight-complex="normal"/>
    </style:style>
    <style:style style:name="T9" style:family="text">
      <style:text-properties fo:color="#000000" style:font-name="Liberation Serif" fo:font-size="11pt" style:text-underline-style="none" fo:font-weight="normal" officeooo:rsid="0020bab2" style:text-underline-mode="continuous" style:text-overline-mode="continuous" style:text-line-through-mode="continuous" style:font-name-asian="Times New Roman1" style:font-size-asian="11pt" style:font-weight-asian="normal" style:font-name-complex="Liberation Serif" style:font-size-complex="11pt" style:language-complex="ar" style:country-complex="SA" style:font-weight-complex="normal"/>
    </style:style>
    <style:style style:name="T10" style:family="text">
      <style:text-properties fo:color="#000000" style:font-name="Liberation Serif" fo:font-size="11pt" style:text-underline-style="none" fo:font-weight="normal" officeooo:rsid="0015c16f" style:text-underline-mode="continuous" style:text-overline-mode="continuous" style:text-line-through-mode="continuous" style:font-name-asian="Times New Roman1" style:font-size-asian="11pt" style:font-weight-asian="normal" style:font-name-complex="Liberation Serif" style:font-size-complex="11pt" style:language-complex="ar" style:country-complex="SA" style:font-weight-complex="normal"/>
    </style:style>
    <style:style style:name="T11" style:family="text">
      <style:text-properties fo:color="#000000" style:font-name="Liberation Serif" fo:font-size="11pt" style:text-underline-style="none" fo:font-weight="normal" officeooo:rsid="00636e36" style:text-underline-mode="continuous" style:text-overline-mode="continuous" style:text-line-through-mode="continuous" style:font-name-asian="Times New Roman1" style:font-size-asian="11pt" style:font-weight-asian="normal" style:font-name-complex="Liberation Serif" style:font-size-complex="11pt" style:language-complex="ar" style:country-complex="SA" style:font-weight-complex="normal"/>
    </style:style>
    <style:style style:name="T12" style:family="text">
      <style:text-properties fo:color="#000000" style:font-name="Liberation Serif" fo:font-size="11pt" style:text-underline-style="none" fo:font-weight="normal" officeooo:rsid="00170a16" style:text-underline-mode="continuous" style:text-overline-mode="continuous" style:text-line-through-mode="continuous" style:font-name-asian="Times New Roman1" style:font-size-asian="11pt" style:font-weight-asian="normal" style:font-name-complex="Liberation Serif" style:font-size-complex="11pt" style:language-complex="ar" style:country-complex="SA" style:font-weight-complex="normal"/>
    </style:style>
    <style:style style:name="T13" style:family="text">
      <style:text-properties fo:color="#000000" style:font-name="Liberation Serif" fo:font-size="11pt" style:text-underline-style="none" fo:font-weight="normal" officeooo:rsid="00653cc9" style:text-underline-mode="continuous" style:text-overline-mode="continuous" style:text-line-through-mode="continuous" style:font-name-asian="Times New Roman1" style:font-size-asian="11pt" style:font-weight-asian="normal" style:font-name-complex="Liberation Serif" style:font-size-complex="11pt" style:language-complex="ar" style:country-complex="SA" style:font-weight-complex="normal"/>
    </style:style>
    <style:style style:name="T14" style:family="text">
      <style:text-properties fo:color="#000000" style:font-name="Liberation Serif" fo:font-size="11pt" style:text-underline-style="none" fo:font-weight="normal" officeooo:rsid="006b25c8" style:text-underline-mode="continuous" style:text-overline-mode="continuous" style:text-line-through-mode="continuous" style:font-name-asian="Times New Roman1" style:font-size-asian="11pt" style:font-weight-asian="normal" style:font-name-complex="Liberation Serif" style:font-size-complex="11pt" style:language-complex="ar" style:country-complex="SA" style:font-weight-complex="normal"/>
    </style:style>
    <style:style style:name="T15" style:family="text">
      <style:text-properties fo:color="#000000" style:font-name="Liberation Serif" fo:font-size="11pt" style:text-underline-style="none" fo:font-weight="normal" officeooo:rsid="00849409" style:text-underline-mode="continuous" style:text-overline-mode="continuous" style:text-line-through-mode="continuous" style:font-name-asian="Times New Roman1" style:font-size-asian="11pt" style:font-weight-asian="normal" style:font-name-complex="Liberation Serif" style:font-size-complex="11pt" style:language-complex="ar" style:country-complex="SA" style:font-weight-complex="normal"/>
    </style:style>
    <style:style style:name="T16" style:family="text">
      <style:text-properties fo:color="#330099" fo:font-size="11pt" fo:font-weight="bold" style:font-size-asian="11pt" style:font-weight-asian="bold" style:font-size-complex="11pt" style:font-weight-complex="bold"/>
    </style:style>
    <style:style style:name="T17" style:family="text">
      <style:text-properties fo:color="#330099" fo:font-size="11pt" fo:font-weight="bold" officeooo:rsid="0069626d" style:font-size-asian="11pt" style:font-weight-asian="bold" style:font-size-complex="11pt" style:font-weight-complex="bold"/>
    </style:style>
    <style:style style:name="T18" style:family="text">
      <style:text-properties fo:color="#330099" fo:font-size="11pt" fo:font-weight="bold" officeooo:rsid="006c7f0a" style:font-size-asian="11pt" style:font-weight-asian="bold" style:font-size-complex="11pt" style:font-weight-complex="bold"/>
    </style:style>
    <style:style style:name="T19" style:family="text">
      <style:text-properties fo:color="#330099" fo:font-size="11pt" style:text-underline-style="solid" style:text-underline-width="auto" style:text-underline-color="font-color" fo:font-weight="bold" officeooo:rsid="006b25c8" style:font-size-asian="11pt" style:font-weight-asian="bold" style:font-size-complex="11pt" style:font-weight-complex="bold"/>
    </style:style>
    <style:style style:name="T20" style:family="text">
      <style:text-properties fo:color="#330099" style:font-name="Liberation Serif" fo:font-size="11pt" fo:font-weight="bold" officeooo:rsid="00736c17" fo:background-color="transparent" loext:char-shading-value="0" style:font-name-asian="SimSun" style:font-size-asian="11pt" style:font-weight-asian="bold" style:font-name-complex="Mangal" style:font-size-complex="11pt" style:font-weight-complex="bold"/>
    </style:style>
    <style:style style:name="T21" style:family="text">
      <style:text-properties officeooo:rsid="004d5782"/>
    </style:style>
    <style:style style:name="T22" style:family="text">
      <style:text-properties officeooo:rsid="004e0367"/>
    </style:style>
    <style:style style:name="T23" style:family="text">
      <style:text-properties officeooo:rsid="0054eac0"/>
    </style:style>
    <style:style style:name="T24" style:family="text">
      <style:text-properties officeooo:rsid="00636e36"/>
    </style:style>
    <style:style style:name="T25" style:family="text">
      <style:text-properties officeooo:rsid="00653cc9"/>
    </style:style>
    <style:style style:name="T26" style:family="text">
      <style:text-properties fo:font-weight="normal" officeooo:rsid="00653cc9" style:font-weight-asian="normal" style:font-weight-complex="normal"/>
    </style:style>
    <style:style style:name="T27" style:family="text">
      <style:text-properties fo:font-weight="normal" officeooo:rsid="00889a77" style:font-weight-asian="normal" style:font-weight-complex="normal"/>
    </style:style>
    <style:style style:name="T28" style:family="text">
      <style:text-properties fo:font-weight="normal" officeooo:rsid="00889f99" style:font-weight-asian="normal" style:font-weight-complex="normal"/>
    </style:style>
    <style:style style:name="T29" style:family="text">
      <style:text-properties officeooo:rsid="0069626d"/>
    </style:style>
    <style:style style:name="T30" style:family="text">
      <style:text-properties officeooo:rsid="006b25c8"/>
    </style:style>
    <style:style style:name="T31" style:family="text">
      <style:text-properties officeooo:rsid="006c7f0a"/>
    </style:style>
    <style:style style:name="T32" style:family="text">
      <style:text-properties officeooo:rsid="0070db51"/>
    </style:style>
    <style:style style:name="T33" style:family="text">
      <style:text-properties style:font-name="Times New Roman" fo:font-size="12pt"/>
    </style:style>
    <style:style style:name="T34" style:family="text">
      <style:text-properties style:font-name="Times New Roman" fo:font-size="12pt" officeooo:rsid="0072ad4f"/>
    </style:style>
    <style:style style:name="T35" style:family="text">
      <style:text-properties officeooo:rsid="0072ad4f"/>
    </style:style>
    <style:style style:name="T36" style:family="text">
      <style:text-properties officeooo:rsid="00730c8d"/>
    </style:style>
    <style:style style:name="T37" style:family="text">
      <style:text-properties officeooo:rsid="00772b66"/>
    </style:style>
    <style:style style:name="T38" style:family="text">
      <style:text-properties officeooo:rsid="0078c6c2"/>
    </style:style>
    <style:style style:name="T39" style:family="text">
      <style:text-properties officeooo:rsid="0079cdca"/>
    </style:style>
    <style:style style:name="T40" style:family="text">
      <style:text-properties officeooo:rsid="007c72b7"/>
    </style:style>
    <style:style style:name="T41" style:family="text">
      <style:text-properties officeooo:rsid="0085446b"/>
    </style:style>
    <style:style style:name="T42" style:family="text">
      <style:text-properties officeooo:rsid="0085e4ff"/>
    </style:style>
    <style:style style:name="T43" style:family="text">
      <style:text-properties officeooo:rsid="008827d6"/>
    </style:style>
    <style:style style:name="T44" style:family="text">
      <style:text-properties officeooo:rsid="00889a77"/>
    </style:style>
    <style:style style:name="fr1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8">Programme Vitam</text:p>
      <text:p text:style-name="P38"/>
      <text:p text:style-name="P39">Questionnaire relatif à la recette de la bêta à destination des parties-prenantes du programme</text:p>
      <text:p text:style-name="P41"/>
      <text:p text:style-name="P40"/>
      <text:p text:style-name="P8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7">D<text:span text:style-name="T6">écembre 2016</text:span></text:p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table-of-content text:style-name="Sect1" text:protected="true" text:name="Table des matières1">
        <text:table-of-content-source text:outline-level="1">
          <text:index-title-template text:style-name="Contents_20_Heading">Sommaire du questionn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Sommaire du questionnaire</text:p>
          </text:index-title>
          <text:p text:style-name="P59"><text:a xlink:type="simple" xlink:href="#__RefHeading___Toc132_1462385346" text:style-name="Index_20_Link" text:visited-style-name="Index_20_Link">Préambule<text:tab/>3</text:a></text:p>
          <text:p text:style-name="P59"><text:a xlink:type="simple" xlink:href="#__RefHeading___Toc134_1462385346" text:style-name="Index_20_Link" text:visited-style-name="Index_20_Link">1. Volet MOE SI<text:tab/>5</text:a></text:p>
          <text:p text:style-name="P59"><text:a xlink:type="simple" xlink:href="#__RefHeading___Toc786_1061670120" text:style-name="Index_20_Link" text:visited-style-name="Index_20_Link">2. Volet MOE Projets<text:tab/>7</text:a></text:p>
          <text:p text:style-name="P59"><text:a xlink:type="simple" xlink:href="#__RefHeading___Toc136_1462385346" text:style-name="Index_20_Link" text:visited-style-name="Index_20_Link">3. Volet MOA Archiviste<text:tab/>8</text:a></text:p>
        </text:index-body>
      </text:table-of-content>
      <text:p text:style-name="P5"/>
      <text:p text:style-name="P12"/>
      <text:p text:style-name="P11"/>
      <text:p text:style-name="P10"><text:s/></text:p>
      <text:p text:style-name="P9"/>
      <text:h text:style-name="P64" text:outline-level="1"><text:bookmark-start text:name="__RefHeading___Toc132_1462385346"/>Préambule<text:bookmark-end text:name="__RefHeading___Toc132_1462385346"/></text:h>
      <text:p text:style-name="Text_20_body"><text:span text:style-name="Police_20_par_20_défaut"><text:span text:style-name="T7">L</text:span></text:span><text:span text:style-name="Police_20_par_20_défaut"><text:span text:style-name="T8">a </text:span></text:span><text:span text:style-name="Police_20_par_20_défaut"><text:span text:style-name="T11">diffusion</text:span></text:span><text:span text:style-name="Police_20_par_20_défaut"><text:span text:style-name="T7"> de la bêta </text:span></text:span><text:span text:style-name="Police_20_par_20_défaut"><text:span text:style-name="T11">aux parties-prenantes du programme </text:span></text:span><text:span text:style-name="Police_20_par_20_défaut"><text:span text:style-name="T14">Vitam. </text:span></text:span><text:span text:style-name="Police_20_par_20_défaut"><text:span text:style-name="T15">L</text:span></text:span><text:span text:style-name="Police_20_par_20_défaut"><text:span text:style-name="T11">e 29 novembre 2016 doit notamment permettre : </text:span></text:span></text:p>
      <text:list xml:id="list5742500513162579348" text:style-name="List_20_1">
        <text:list-item>
          <text:p text:style-name="Text_20_body_20_indent"><text:span text:style-name="Police_20_par_20_défaut"><text:span text:style-name="T7">aux équipes techniques des ministères porteurs et partenaires de découvrir de manière concrète l’ensemble technologique que constitue la solution logicielle Vitam et d’en expérimenter l’intégration dans leur contexte ; </text:span></text:span></text:p>
        </text:list-item>
        <text:list-item>
          <text:p text:style-name="Text_20_body_20_indent"><text:span text:style-name="Police_20_par_20_défaut"><text:span text:style-name="T24">d’</text:span></text:span><text:span text:style-name="Police_20_par_20_défaut">initier des campagnes techniques de tests dans des contextes spécifiques à chaque acteur pour préparer la meilleure adéquation possible de la V1 ;</text:span></text:p>
        </text:list-item>
        <text:list-item>
          <text:p text:style-name="Text_20_body_20_indent"><text:span text:style-name="Police_20_par_20_défaut"><text:span text:style-name="T7">aux équipes fonctionnelles d’utiliser la solution afin d’en découvrir de manière opérationnelle et précise les comportements, et de mieux élaborer leurs besoins pour les releases à venir. </text:span></text:span><text:span text:style-name="Police_20_par_20_défaut"><text:span text:style-name="T10">Celles-ci pourront à cette occasion faire des tests manuels propres à leur contexte.</text:span></text:span></text:p>
        </text:list-item>
      </text:list>
      <text:p text:style-name="P43"><text:span text:style-name="Police_20_par_20_défaut"><text:span text:style-name="T30">Suite à l’installation de la bêta,</text:span></text:span><text:span text:style-name="Police_20_par_20_défaut"> il est attendu </text:span><text:span text:style-name="Police_20_par_20_défaut"><text:span text:style-name="T25">le renseignement de ce questionnaire </text:span></text:span><text:span text:style-name="Police_20_par_20_défaut">afin de consolider les retours des différentes équipes de tests. </text:span><text:span text:style-name="Police_20_par_20_défaut"><text:span text:style-name="T25">Il comporte trois volets : </text:span></text:span></text:p>
      <text:list xml:id="list90645027229327" text:continue-numbering="true" text:style-name="List_20_1">
        <text:list-item>
          <text:p text:style-name="P76"><text:span text:style-name="Police_20_par_20_défaut"><text:span text:style-name="T26">un volet relatif aux caractéristiques techniques de l’installation à renseigner par la MOE SI ;</text:span></text:span></text:p>
        </text:list-item>
        <text:list-item>
          <text:p text:style-name="P77"><text:span text:style-name="Police_20_par_20_défaut"><text:span text:style-name="T27">un volet relatif à l’utilisation des API à renseigner par l</text:span></text:span><text:span text:style-name="Police_20_par_20_défaut"><text:span text:style-name="T28">a</text:span></text:span><text:span text:style-name="Police_20_par_20_défaut"><text:span text:style-name="T27"> MOE Projet ;</text:span></text:span></text:p>
        </text:list-item>
        <text:list-item>
          <text:p text:style-name="P76"><text:span text:style-name="Police_20_par_20_défaut"><text:span text:style-name="T26">un volet</text:span></text:span><text:span text:style-name="Police_20_par_20_défaut"><text:span text:style-name="T13"> afférent aux usages métiers testés à renseigner par la </text:span></text:span><text:span text:style-name="Police_20_par_20_défaut"><text:span text:style-name="T12">MO</text:span></text:span><text:span text:style-name="Police_20_par_20_défaut"><text:span text:style-name="T9">A</text:span></text:span><text:span text:style-name="Police_20_par_20_défaut"><text:span text:style-name="T12"> Archiviste</text:span></text:span><text:span text:style-name="Police_20_par_20_défaut"><text:span text:style-name="T13">s. </text:span></text:span></text:p>
        </text:list-item>
      </text:list>
      <text:p text:style-name="P17"/>
      <text:p text:style-name="Text_20_body"><text:span text:style-name="T3">Les retours sont attendus aux </text:span><text:span text:style-name="T2">échéances</text:span> <text:span text:style-name="T30">suivantes :</text:span></text:p>
      <text:list xml:id="list90646068542165" text:continue-numbering="true" text:style-name="List_20_1">
        <text:list-item>
          <text:p text:style-name="Text_20_body_20_indent"><text:span text:style-name="T5">V</text:span><text:span text:style-name="T4">endredi 6 janvier 2017</text:span> : <text:span text:style-name="T29">r</text:span>etour informel sur la recette de la bêta </text:p>
        </text:list-item>
        <text:list-item>
          <text:p text:style-name="Text_20_body_20_indent"><text:span text:style-name="T5">J</text:span><text:span text:style-name="T4">eudi 19 janvier 2017</text:span> : <text:span text:style-name="T29">r</text:span>etour formel sur la recette de la bêta avec l’envoi du questionnaire ci-joint complété.</text:p>
        </text:list-item>
      </text:list>
      <text:list xml:id="list8901391526399751991" text:style-name="L1">
        <text:list-header>
          <text:p text:style-name="P87"/>
        </text:list-header>
      </text:list>
      <text:p text:style-name="P13">Pour toute question, vos contacts au sein de l’équipe Vitam sont les suivants :</text:p>
      <text:p text:style-name="P13"/>
      <table:table table:name="Tableau21" table:style-name="Tableau21">
        <table:table-column table:style-name="Tableau21.A"/>
        <table:table-column table:style-name="Tableau21.B"/>
        <table:table-row table:style-name="Tableau21.1">
          <table:table-cell table:style-name="Tableau21.A1" office:value-type="string">
            <text:p text:style-name="P45">Démarche global<text:span text:style-name="T30">e</text:span></text:p>
          </table:table-cell>
          <table:table-cell table:style-name="Tableau21.B1" office:value-type="string">
            <text:p text:style-name="P78">Frédéric DEGUILHEN, <text:span text:style-name="T40">d</text:span>irecteur de la planification <text:line-break/><text:a xlink:type="simple" xlink:href="mailto:frederic.deguilhen@culture.gouv.fr" text:style-name="Internet_20_link" text:visited-style-name="Visited_20_Internet_20_Link">frederic.deguilhen@culture.gouv.fr</text:a> </text:p>
          </table:table-cell>
        </table:table-row>
        <table:table-row>
          <table:table-cell table:style-name="Tableau21.A2" office:value-type="string">
            <text:list xml:id="list90645267281646" text:continue-list="list90646068542165" text:style-name="List_20_1">
              <text:list-header>
                <text:p text:style-name="P79">Volet MOE SI</text:p>
              </text:list-header>
            </text:list>
          </table:table-cell>
          <table:table-cell table:style-name="Tableau21.B2" office:value-type="string">
            <text:list xml:id="list90646532959931" text:continue-numbering="true" text:style-name="List_20_1">
              <text:list-header>
                <text:p text:style-name="P82">Kristopher WALTZER, <text:span text:style-name="T40">s</text:span>upport Vitam <text:a xlink:type="simple" xlink:href="mailto:kristopher.waltzer.ext@culture.gouv.fr" text:style-name="Internet_20_link" text:visited-style-name="Visited_20_Internet_20_Link">kristopher.waltzer.ext@culture.gouv.fr</text:a> </text:p>
                <text:p text:style-name="P83"/>
                <text:p text:style-name="P83">Etienne CARRIERE, <text:span text:style-name="T40">a</text:span>rchitecte <text:s/><text:a xlink:type="simple" xlink:href="mailto:etienne.carriere@culture.gouv.fr" text:style-name="Internet_20_link" text:visited-style-name="Visited_20_Internet_20_Link">etienne.carriere@culture.gouv.fr</text:a></text:p>
              </text:list-header>
            </text:list>
            <text:p text:style-name="P84"/>
            <text:p text:style-name="P85">Bug tracker : <text:a xlink:type="simple" xlink:href="https://support.programmevitam.fr/" text:style-name="Internet_20_link" text:visited-style-name="Visited_20_Internet_20_Link">https://support.programmevitam.fr</text:a> </text:p>
          </table:table-cell>
        </table:table-row>
        <table:table-row>
          <table:table-cell table:style-name="Tableau21.A3" office:value-type="string">
            <text:list xml:id="list90645847956439" text:continue-numbering="true" text:style-name="List_20_1">
              <text:list-header>
                <text:p text:style-name="P81">Volet MOE <text:span text:style-name="T44">Projet</text:span></text:p>
              </text:list-header>
            </text:list>
          </table:table-cell>
          <table:table-cell table:style-name="Tableau21.B2" office:value-type="string">
            <text:list xml:id="list90644987212383" text:continue-numbering="true" text:style-name="List_20_1">
              <text:list-header>
                <text:p text:style-name="P82">E<text:span text:style-name="T44">mmanuel LABORDE, architecte </text:span><text:a xlink:type="simple" xlink:href="mailto:emmanuel.laborde@culture.gouv.fr" text:style-name="Internet_20_link" text:visited-style-name="Visited_20_Internet_20_Link"><text:span text:style-name="T44">emmanuel.laborde@culture.gouv.fr</text:span></text:a><text:span text:style-name="T44"> </text:span></text:p>
              </text:list-header>
            </text:list>
          </table:table-cell>
        </table:table-row>
        <table:table-row>
          <table:table-cell table:style-name="Tableau21.A4" office:value-type="string">
            <text:list xml:id="list90645906107878" text:continue-numbering="true" text:style-name="List_20_1">
              <text:list-header>
                <text:p text:style-name="P80">Volet MOA Archivistes</text:p>
              </text:list-header>
            </text:list>
          </table:table-cell>
          <table:table-cell table:style-name="Tableau21.B2" office:value-type="string">
            <text:list xml:id="list90646488312958" text:continue-numbering="true" text:style-name="List_20_1">
              <text:list-header>
                <text:p text:style-name="P86">Edouard VASSEUR, <text:span text:style-name="T40">r</text:span>esponsable fonctionnel<text:line-break/><text:a xlink:type="simple" xlink:href="mailto:edouard.vasseur@culture.gouv.fr" text:style-name="Internet_20_link" text:visited-style-name="Visited_20_Internet_20_Link">edouard.vasseur@culture.gouv.fr</text:a> </text:p>
              </text:list-header>
            </text:list>
          </table:table-cell>
        </table:table-row>
      </table:table>
      <text:list xml:id="list90645763306949" text:continue-numbering="true" text:style-name="List_20_1">
        <text:list-item>
          <text:p text:style-name="P88"><text:span text:style-name="T18">Veuillez mettre en copie de vos correspondances le </text:span><text:span text:style-name="T40">d</text:span><text:span text:style-name="T18">irecteur de programme Jean-Séverin LAIR : </text:span><text:a xlink:type="simple" xlink:href="mailto:jean-severin.lair@culture.gouv.fr" text:style-name="Internet_20_link" text:visited-style-name="Visited_20_Internet_20_Link">jean-severin.lair@culture.gouv.fr</text:a><text:span text:style-name="T18"> </text:span></text:p>
        </text:list-item>
      </text:list>
      <text:p text:style-name="P4"><text:span text:style-name="T17">Suivi du r</text:span><text:span text:style-name="T16">enseignement du questionnaire </text:span><text:span text:style-name="T19">(à compléter)</text:span></text:p>
      <text:p text:style-name="P15"/>
      <table:table table:name="Tableau23" table:style-name="Tableau23">
        <table:table-column table:style-name="Tableau23.A"/>
        <table:table-column table:style-name="Tableau23.B"/>
        <table:table-row table:style-name="Tableau23.1">
          <table:table-cell table:style-name="Tableau23.A1" office:value-type="string">
            <text:p text:style-name="P14">Rédacteur du document</text:p>
          </table:table-cell>
          <table:table-cell table:style-name="Tableau23.B1" office:value-type="string">
            <text:p text:style-name="P33">Nom, entité</text:p>
          </table:table-cell>
        </table:table-row>
        <table:table-row>
          <table:table-cell table:style-name="Tableau23.A2" office:value-type="string">
            <text:p text:style-name="P14">Date d’installation de la bêta</text:p>
          </table:table-cell>
          <table:table-cell table:style-name="Tableau23.B2" office:value-type="string">
            <text:p text:style-name="P54"/>
          </table:table-cell>
        </table:table-row>
        <table:table-row>
          <table:table-cell table:style-name="Tableau23.A3" office:value-type="string">
            <text:p text:style-name="P42"><text:span text:style-name="T32">I</text:span>dentité des exploitants (ayant notamment réalisé l’installation) </text:p>
          </table:table-cell>
          <table:table-cell table:style-name="Tableau23.B2" office:value-type="string">
            <text:p text:style-name="P33">Nom, entité ou société</text:p>
          </table:table-cell>
        </table:table-row>
        <table:table-row>
          <table:table-cell table:style-name="Tableau23.A4" office:value-type="string">
            <text:p text:style-name="P14">Identité des testeurs</text:p>
          </table:table-cell>
          <table:table-cell table:style-name="Tableau23.B2" office:value-type="string">
            <text:p text:style-name="P33">Nom, entité ou société</text:p>
          </table:table-cell>
        </table:table-row>
        <table:table-row>
          <table:table-cell table:style-name="Tableau23.A5" office:value-type="string">
            <text:p text:style-name="P14">Type de tests réalisés</text:p>
          </table:table-cell>
          <table:table-cell table:style-name="Tableau23.B2" office:value-type="string">
            <text:p text:style-name="P33">Fonctionnels ?<text:line-break/>Techniques ?<text:line-break/>Fonctionnels et techniques ?</text:p>
            <text:p text:style-name="P36"/>
          </table:table-cell>
        </table:table-row>
      </table:table>
      <text:p text:style-name="P16"/>
      <text:h text:style-name="P63" text:outline-level="1"><text:bookmark-start text:name="__RefHeading___Toc134_1462385346"/><text:span text:style-name="T31">1. Volet</text:span> <text:span text:style-name="T21">MOE SI</text:span><text:bookmark-end text:name="__RefHeading___Toc134_1462385346"/></text:h>
      <text:list xml:id="list7578233496887167592" text:style-name="Numbering_20_1">
        <text:list-item>
          <text:h text:style-name="Heading_20_2" text:outline-level="2">Décrivez l’architecture physique et logique de la plate-forme de test</text:h>
        </text:list-item>
      </text:list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34">Schéma d’architecture </text:p>
            <text:p text:style-name="P30">Utilisation serveurs physiques / VM / Openstack<text:line-break/>Nb de VM utilisés<text:line-break/><text:span text:style-name="T34">D</text:span><text:span text:style-name="T33">imensionnement (CPU / RAM / disque / réseau)</text:span></text:p>
            <text:p text:style-name="P52"/>
            <text:p text:style-name="P46">xxx</text:p>
            <text:p text:style-name="P46"/>
            <text:p text:style-name="P46"/>
          </table:table-cell>
        </table:table-row>
      </table:table>
      <text:p text:style-name="P18"/>
      <text:list xml:id="list90646184788259" text:continue-numbering="true" text:style-name="Numbering_20_1">
        <text:list-item>
          <text:h text:style-name="Heading_20_2" text:outline-level="2">De manière générale, considérez-vous que l’installation de Vitam soit facile ?</text:h>
        </text:list-item>
      </text:list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30">Oui / Non<text:line-break/>Merci de détailler.</text:p>
            <text:p text:style-name="P52"/>
            <text:p text:style-name="P46">xxx</text:p>
            <text:p text:style-name="P46"/>
            <text:p text:style-name="P46"/>
            <text:p text:style-name="P46"/>
          </table:table-cell>
        </table:table-row>
      </table:table>
      <text:p text:style-name="P19"/>
      <text:list xml:id="list90645546279605" text:continue-numbering="true" text:style-name="Numbering_20_1">
        <text:list-item>
          <text:h text:style-name="P66" text:outline-level="2">Quelles tâches ont été réalisées sans difficultés ? </text:h>
        </text:list-item>
      </text:list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30">Oui / Non<text:line-break/>Merci de détailler.</text:p>
            <text:p text:style-name="P46"/>
            <text:p text:style-name="P46">xxx</text:p>
            <text:p text:style-name="P46"/>
            <text:p text:style-name="P46"/>
            <text:p text:style-name="P46"/>
          </table:table-cell>
        </table:table-row>
      </table:table>
      <text:list xml:id="list90646080331605" text:continue-numbering="true" text:style-name="Numbering_20_1">
        <text:list-item>
          <text:h text:style-name="P67" text:outline-level="2">A l’inverse, quelles tâches ont posé des difficultés ? <text:span text:style-name="T20">Les avez-vous remontées dans le bug tracker ?</text:span><text:span text:style-name="T36">A</text:span>vez-vous eu besoin du support <text:span text:style-name="T35">Vitam </text:span>pour les réaliser ? </text:h>
        </text:list-item>
      </text:list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30">Oui / Non<text:line-break/>Merci de détailler.</text:p>
            <text:p text:style-name="P52"/>
            <text:p text:style-name="P46">xxx</text:p>
            <text:p text:style-name="P46"/>
            <text:p text:style-name="P46"/>
            <text:p text:style-name="P46"/>
          </table:table-cell>
        </table:table-row>
      </table:table>
      <text:p text:style-name="P25"/>
      <text:p text:style-name="P25"/>
      <text:list xml:id="list90645402346891" text:continue-numbering="true" text:style-name="Numbering_20_1">
        <text:list-item>
          <text:h text:style-name="P68" text:outline-level="2"><text:soft-page-break/>Avez-vous des propositions d’amélioration de la documentation associée ?</text:h>
        </text:list-item>
      </text:list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31">Oui / Non<text:line-break/>Merci de détailler.</text:p>
            <text:p text:style-name="P53"/>
            <text:p text:style-name="P47">xxx</text:p>
            <text:p text:style-name="P47"/>
            <text:p text:style-name="P47"/>
            <text:p text:style-name="P47"/>
          </table:table-cell>
        </table:table-row>
      </table:table>
      <text:p text:style-name="P20"/>
      <text:list xml:id="list90646592125032" text:continue-numbering="true" text:style-name="Numbering_20_1">
        <text:list-item>
          <text:h text:style-name="Heading_20_2" text:outline-level="2">Avez-vous intégré le processus d’exploitation de la bêta dans les outils de pilotage de la production (supervision…) ?</text:h>
        </text:list-item>
      </text:list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31">Oui / Non<text:line-break/>Merci de détailler.</text:p>
            <text:p text:style-name="P53"/>
            <text:p text:style-name="P47">xxx</text:p>
            <text:p text:style-name="P47"/>
            <text:p text:style-name="P47"/>
            <text:p text:style-name="P47"/>
          </table:table-cell>
        </table:table-row>
      </table:table>
      <text:p text:style-name="P21"/>
      <text:list xml:id="list90644859126540" text:continue-numbering="true" text:style-name="Numbering_20_1">
        <text:list-item>
          <text:h text:style-name="P69" text:outline-level="2">Avez-vous évalué la charge serveurs lors des campagnes de tests ?</text:h>
        </text:list-item>
      </text:list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31">Oui / Non<text:line-break/>Merci de détailler.</text:p>
            <text:p text:style-name="P53"/>
            <text:p text:style-name="P47">xxx</text:p>
            <text:p text:style-name="P47"/>
            <text:p text:style-name="P47"/>
            <text:p text:style-name="P47"/>
          </table:table-cell>
        </table:table-row>
      </table:table>
      <text:p text:style-name="Table_20_Contents"/>
      <text:h text:style-name="P65" text:outline-level="1"><text:bookmark-start text:name="__RefHeading___Toc786_1061670120"/><text:span text:style-name="T35">2. Volet</text:span> <text:span text:style-name="T21">MOE Projets</text:span><text:bookmark-end text:name="__RefHeading___Toc786_1061670120"/></text:h>
      <text:list xml:id="list90645738269988" text:continue-list="list90644859126540" text:style-name="Numbering_20_1">
        <text:list-item text:start-value="1">
          <text:h text:style-name="P69" text:outline-level="2" text:restart-numbering="true" text:start-value="-1">Avez-vous utilisé directement les API dans les tests ?</text:h>
        </text:list-item>
      </text:list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31">Oui / Non<text:line-break/>Merci de détailler.</text:p>
            <text:p text:style-name="P53"/>
            <text:p text:style-name="P47">xxx</text:p>
            <text:p text:style-name="P47"/>
            <text:p text:style-name="P47"/>
            <text:p text:style-name="P47"/>
          </table:table-cell>
        </table:table-row>
      </table:table>
      <text:list xml:id="list90646628089905" text:continue-numbering="true" text:style-name="Numbering_20_1">
        <text:list-item>
          <text:h text:style-name="P70" text:outline-level="2">Quelle appréciation portez-vous sur la documentation associée aux API ?</text:h>
        </text:list-item>
      </text:list>
      <table:table table:name="Tableau10" table:style-name="Tableau10">
        <table:table-column table:style-name="Tableau10.A"/>
        <table:table-row>
          <table:table-cell table:style-name="Tableau10.A1" office:value-type="string">
            <text:p text:style-name="P47">xxx</text:p>
            <text:p text:style-name="P47"/>
            <text:p text:style-name="P47"/>
            <text:p text:style-name="P47"/>
            <text:p text:style-name="P47"/>
            <text:p text:style-name="P47"/>
            <text:p text:style-name="P47"/>
          </table:table-cell>
        </table:table-row>
      </table:table>
      <text:list xml:id="list90644874035634" text:continue-numbering="true" text:style-name="Numbering_20_1">
        <text:list-item>
          <text:h text:style-name="P71" text:outline-level="2">Avez-vous rencontré des complexités particulières d’usage ? </text:h>
        </text:list-item>
      </text:list>
      <table:table table:name="Tableau9" table:style-name="Tableau9">
        <table:table-column table:style-name="Tableau9.A"/>
        <table:table-row>
          <table:table-cell table:style-name="Tableau9.A1" office:value-type="string">
            <text:p text:style-name="P32">Oui / Non<text:line-break/>Merci de détailler. </text:p>
            <text:p text:style-name="P32"><text:span text:style-name="T39">Indiquez également si vous avez remontées ces problèmes dans le bug tracker</text:span>.</text:p>
            <text:p text:style-name="P53"/>
            <text:p text:style-name="P47">xxx</text:p>
            <text:p text:style-name="P47"/>
            <text:p text:style-name="P47"/>
            <text:p text:style-name="P47"/>
          </table:table-cell>
        </table:table-row>
      </table:table>
      <text:list xml:id="list90646321485918" text:continue-numbering="true" text:style-name="Numbering_20_1">
        <text:list-item>
          <text:h text:style-name="P67" text:outline-level="2"><text:s/><text:tab/>Avez-vous identifié des pistes d’enrichissement des API ? <text:span text:style-name="T20">Les avez-vous remontées dans le bug tracker ?</text:span></text:h>
        </text:list-item>
      </text:list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P31">Oui / Non<text:line-break/>Merci de détailler.</text:p>
            <text:p text:style-name="P53"/>
            <text:p text:style-name="P47">xxx</text:p>
            <text:p text:style-name="P47"/>
            <text:p text:style-name="P47"/>
            <text:p text:style-name="P47"/>
          </table:table-cell>
        </table:table-row>
      </table:table>
      <text:p text:style-name="P26"/>
      <text:h text:style-name="P63" text:outline-level="1"><text:bookmark-start text:name="__RefHeading___Toc136_1462385346"/><text:span text:style-name="T35">3</text:span>. <text:span text:style-name="T22">Volet</text:span> MOA <text:span text:style-name="T21">A</text:span>rchiviste<text:bookmark-end text:name="__RefHeading___Toc136_1462385346"/></text:h>
      <text:list xml:id="list90644731261583" text:continue-list="list90646321485918" text:style-name="Numbering_20_1">
        <text:list-item text:start-value="1">
          <text:h text:style-name="Heading_20_2" text:outline-level="2" text:restart-numbering="true" text:start-value="-1">Quelles activités avez vous testées ? <text:span text:style-name="T38">Pour chacune, indiquez les fonctionnalités qu’il faudrait ajouter en priorité.</text:span></text:h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1">Activités</text:p>
          </table:table-cell>
          <table:table-cell table:style-name="Table1.A1" office:value-type="string">
            <text:p text:style-name="P51">Avez-vous testés ?</text:p>
          </table:table-cell>
          <table:table-cell table:style-name="Table1.C1" office:value-type="string">
            <text:p text:style-name="P49">Q<text:span text:style-name="T37">uels sont les évolutions prioritaires selon vous ?</text:span></text:p>
          </table:table-cell>
        </table:table-row>
        <table:table-row>
          <table:table-cell table:style-name="Table1.A2" office:value-type="string">
            <text:p text:style-name="P51">ENT-03 : Effectuer une entrée par flux applicatif d’un ensemble d’archives (API)</text:p>
          </table:table-cell>
          <table:table-cell table:style-name="Table1.B2" office:value-type="string">
            <text:p text:style-name="P49">O<text:span text:style-name="T37">ui/Non.</text:span></text:p>
          </table:table-cell>
          <table:table-cell table:style-name="Table1.C2" office:value-type="string">
            <text:p text:style-name="P49"/>
          </table:table-cell>
        </table:table-row>
        <table:table-row>
          <table:table-cell table:style-name="Table1.A2" office:value-type="string">
            <text:p text:style-name="P51">ENT-04 : Effectuer une entrée unitaire d’un ensemble d’archives (IHM)</text:p>
          </table:table-cell>
          <table:table-cell table:style-name="Table1.B2" office:value-type="string">
            <text:p text:style-name="P50">O<text:span text:style-name="T37">ui/Non.</text:span></text:p>
          </table:table-cell>
          <table:table-cell table:style-name="Table1.C2" office:value-type="string">
            <text:p text:style-name="P49"/>
          </table:table-cell>
        </table:table-row>
        <table:table-row>
          <table:table-cell table:style-name="Table1.A2" office:value-type="string">
            <text:p text:style-name="P51">ACC-01 : Rechercher une unités d’archives bien définies</text:p>
          </table:table-cell>
          <table:table-cell table:style-name="Table1.B2" office:value-type="string">
            <text:p text:style-name="P50">O<text:span text:style-name="T37">ui/Non.</text:span></text:p>
          </table:table-cell>
          <table:table-cell table:style-name="Table1.C2" office:value-type="string">
            <text:p text:style-name="P49"/>
          </table:table-cell>
        </table:table-row>
        <table:table-row>
          <table:table-cell table:style-name="Table1.A2" office:value-type="string">
            <text:p text:style-name="P51">ACC-02 : Rechercher des archives par recherche complexe</text:p>
          </table:table-cell>
          <table:table-cell table:style-name="Table1.B2" office:value-type="string">
            <text:p text:style-name="P50">O<text:span text:style-name="T37">ui/Non.</text:span></text:p>
          </table:table-cell>
          <table:table-cell table:style-name="Table1.C2" office:value-type="string">
            <text:p text:style-name="P49"/>
          </table:table-cell>
        </table:table-row>
        <table:table-row>
          <table:table-cell table:style-name="Table1.A2" office:value-type="string">
            <text:p text:style-name="P51">ACC-03 : Rechercher des archives via le journal des entrées</text:p>
          </table:table-cell>
          <table:table-cell table:style-name="Table1.B2" office:value-type="string">
            <text:p text:style-name="P50">O<text:span text:style-name="T37">ui/Non.</text:span></text:p>
          </table:table-cell>
          <table:table-cell table:style-name="Table1.C2" office:value-type="string">
            <text:p text:style-name="P49"/>
          </table:table-cell>
        </table:table-row>
        <table:table-row>
          <table:table-cell table:style-name="Table1.A2" office:value-type="string">
            <text:p text:style-name="P51">ACC-05 : Consulter un ensemble d’archives</text:p>
            <text:p text:style-name="P51"/>
          </table:table-cell>
          <table:table-cell table:style-name="Table1.B2" office:value-type="string">
            <text:p text:style-name="P50">O<text:span text:style-name="T37">ui/Non.</text:span></text:p>
          </table:table-cell>
          <table:table-cell table:style-name="Table1.C2" office:value-type="string">
            <text:p text:style-name="P49"/>
          </table:table-cell>
        </table:table-row>
        <table:table-row>
          <table:table-cell table:style-name="Table1.A2" office:value-type="string">
            <text:p text:style-name="P51">GAE-02 : Modifier les métadonnées d’archives</text:p>
          </table:table-cell>
          <table:table-cell table:style-name="Table1.B2" office:value-type="string">
            <text:p text:style-name="P50">O<text:span text:style-name="T37">ui/Non.</text:span></text:p>
          </table:table-cell>
          <table:table-cell table:style-name="Table1.C2" office:value-type="string">
            <text:p text:style-name="P49"/>
          </table:table-cell>
        </table:table-row>
        <table:table-row>
          <table:table-cell table:style-name="Table1.A2" office:value-type="string">
            <text:p text:style-name="P51">GAE-09 : Administrer les référentiels de règles de gestion</text:p>
          </table:table-cell>
          <table:table-cell table:style-name="Table1.B2" office:value-type="string">
            <text:p text:style-name="P50">O<text:span text:style-name="T37">ui/Non.</text:span></text:p>
          </table:table-cell>
          <table:table-cell table:style-name="Table1.C2" office:value-type="string">
            <text:p text:style-name="P49"/>
          </table:table-cell>
        </table:table-row>
        <table:table-row>
          <table:table-cell table:style-name="Table1.A2" office:value-type="string">
            <text:p text:style-name="P51">PRE-04 : Administrer le référentiel des formats</text:p>
          </table:table-cell>
          <table:table-cell table:style-name="Table1.B2" office:value-type="string">
            <text:p text:style-name="P50">O<text:span text:style-name="T37">ui/Non.</text:span></text:p>
          </table:table-cell>
          <table:table-cell table:style-name="Table1.C2" office:value-type="string">
            <text:p text:style-name="P49"/>
          </table:table-cell>
        </table:table-row>
        <table:table-row table:style-name="Table1.11">
          <table:table-cell table:style-name="Table1.A2" office:value-type="string">
            <text:p text:style-name="P51">AFC-02 : Consulter les journaux</text:p>
            <text:p text:style-name="P51"/>
          </table:table-cell>
          <table:table-cell table:style-name="Table1.B2" office:value-type="string">
            <text:p text:style-name="P50">O<text:span text:style-name="T37">ui/Non.</text:span></text:p>
          </table:table-cell>
          <table:table-cell table:style-name="Table1.C2" office:value-type="string">
            <text:p text:style-name="P49"/>
          </table:table-cell>
        </table:table-row>
      </table:table>
      <text:list xml:id="list90646380844748" text:continue-numbering="true" text:style-name="Numbering_20_1">
        <text:list-header>
          <text:h text:style-name="P72" text:outline-level="2"/>
        </text:list-header>
        <text:list-item>
          <text:h text:style-name="P72" text:outline-level="2">Décrivez votre stratégie de tests</text:h>
        </text:list-item>
      </text:list>
      <table:table table:name="Tableau18" table:style-name="Tableau18">
        <table:table-column table:style-name="Tableau18.A"/>
        <table:table-row>
          <table:table-cell table:style-name="Tableau18.A1" office:value-type="string">
            <text:p text:style-name="P28">xxxx</text:p>
            <text:p text:style-name="P48"/>
            <text:p text:style-name="P48"/>
            <text:p text:style-name="P48"/>
            <text:p text:style-name="P48"/>
            <text:p text:style-name="P48"/>
            <text:p text:style-name="P48"/>
          </table:table-cell>
        </table:table-row>
      </table:table>
      <text:list xml:id="list90646716329808" text:continue-numbering="true" text:style-name="Numbering_20_1">
        <text:list-header>
          <text:h text:style-name="Heading_20_2" text:outline-level="2"><text:soft-page-break/></text:h>
        </text:list-header>
        <text:list-item>
          <text:h text:style-name="P73" text:outline-level="2">Décrivez les jeux de tests que vous avez utilisés</text:h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>
            <table:table-cell table:style-name="Table2.A1" office:value-type="string">
              <text:p text:style-name="P60">Description du jeu de tests</text:p>
            </table:table-cell>
            <table:table-cell table:style-name="Table2.A1" office:value-type="string">
              <text:p text:style-name="P60"><text:span text:style-name="T41">t</text:span>aille </text:p>
              <text:p text:style-name="P60">(ko, Mo ou Go)</text:p>
            </table:table-cell>
            <table:table-cell table:style-name="Table2.A1" office:value-type="string">
              <text:p text:style-name="P60"><text:span text:style-name="T41">n</text:span>ombre de fichiers</text:p>
            </table:table-cell>
            <table:table-cell table:style-name="Table2.A1" office:value-type="string">
              <text:p text:style-name="P60"><text:span text:style-name="T41">n</text:span>ombre d’unités de description</text:p>
            </table:table-cell>
            <table:table-cell table:style-name="Table2.E1" office:value-type="string">
              <text:p text:style-name="P62">autres caractéristiques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55"/>
          </table:table-cell>
          <table:table-cell table:style-name="Table2.A2" office:value-type="string">
            <text:p text:style-name="P57"/>
          </table:table-cell>
          <table:table-cell table:style-name="Table2.A2" office:value-type="string">
            <text:p text:style-name="P57"/>
          </table:table-cell>
          <table:table-cell table:style-name="Table2.A2" office:value-type="string">
            <text:p text:style-name="P57"/>
          </table:table-cell>
          <table:table-cell table:style-name="Table2.E2" office:value-type="string">
            <text:p text:style-name="P57"/>
          </table:table-cell>
        </table:table-row>
        <table:table-row table:style-name="Table2.3">
          <table:table-cell table:style-name="Table2.A2" office:value-type="string">
            <text:p text:style-name="P55"/>
          </table:table-cell>
          <table:table-cell table:style-name="Table2.A2" office:value-type="string">
            <text:p text:style-name="P57"/>
          </table:table-cell>
          <table:table-cell table:style-name="Table2.A2" office:value-type="string">
            <text:p text:style-name="P57"/>
          </table:table-cell>
          <table:table-cell table:style-name="Table2.A2" office:value-type="string">
            <text:p text:style-name="P57"/>
          </table:table-cell>
          <table:table-cell table:style-name="Table2.E2" office:value-type="string">
            <text:p text:style-name="P57"/>
          </table:table-cell>
        </table:table-row>
      </table:table>
      <text:p text:style-name="P37"/>
      <text:p text:style-name="P37"><text:s/><text:span text:style-name="T42">Merci de remplir le tableau situé page suivante.</text:span></text:p>
      <text:p text:style-name="P23"/>
      <text:p text:style-name="P23"/>
      <text:list xml:id="list90645203608721" text:continue-numbering="true" text:style-name="Numbering_20_1">
        <text:list-item>
          <text:h text:style-name="Heading_20_2" text:outline-level="2">Avez-vous utilisé le générateur <text:span text:style-name="T43">SIP</text:span> pour produire des SIP de test ? </text:h>
        </text:list-item>
      </text:list>
      <table:table table:name="Tableau16" table:style-name="Tableau16">
        <table:table-column table:style-name="Tableau16.A"/>
        <table:table-row>
          <table:table-cell table:style-name="Tableau16.A1" office:value-type="string">
            <text:p text:style-name="P31">Oui / Non<text:line-break/><text:span text:style-name="T23">Si oui, merci de décrire l’utilisation de ce générateur.</text:span></text:p>
            <text:p text:style-name="P35">Avez-vous rencontré des difficultés à générer les SIP ou des erreurs dans les SIP ?</text:p>
            <text:p text:style-name="P53"/>
            <text:p text:style-name="P47">xxx</text:p>
            <text:p text:style-name="P47"/>
            <text:p text:style-name="P47"/>
            <text:p text:style-name="P47"/>
          </table:table-cell>
        </table:table-row>
      </table:table>
      <text:p text:style-name="P22"/>
      <text:p text:style-name="P22"/>
      <text:list xml:id="list90646655637160" text:continue-numbering="true" text:style-name="Numbering_20_1">
        <text:list-item>
          <text:h text:style-name="P74" text:outline-level="2">Appréciations d’ordre général sur le fonctionnement de la bêta</text:h>
        </text:list-item>
      </text:list>
      <table:table table:name="Tableau17" table:style-name="Tableau17">
        <table:table-column table:style-name="Tableau17.A"/>
        <table:table-row>
          <table:table-cell table:style-name="Tableau17.A1" office:value-type="string">
            <text:p text:style-name="P29"/>
            <text:p text:style-name="P27">xxxx</text:p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</table:table-cell>
        </table:table-row>
      </table:table>
      <text:p text:style-name="P22"/>
      <text:p text:style-name="P22"/>
      <text:list xml:id="list90646467139420" text:continue-numbering="true" text:style-name="Numbering_20_1">
        <text:list-header>
          <text:h text:style-name="P75" text:outline-level="2">Tableau « Volet 3 – MOA Archiviste » - Description des jeux de tests</text:h>
        </text:list-header>
      </text:list>
      <text:p text:style-name="P4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        <text:p text:style-name="P61">Description du jeu de tests</text:p>
            </table:table-cell>
            <table:table-cell table:style-name="Table3.A1" office:value-type="string">
              <text:p text:style-name="P61"><text:span text:style-name="T41">T</text:span>aille </text:p>
              <text:p text:style-name="P61">(Mo ou Go<text:span text:style-name="T41">)</text:span></text:p>
            </table:table-cell>
            <table:table-cell table:style-name="Table3.A1" office:value-type="string">
              <text:p text:style-name="P61"><text:span text:style-name="T41">N</text:span>ombre de fichiers</text:p>
            </table:table-cell>
            <table:table-cell table:style-name="Table3.A1" office:value-type="string">
              <text:p text:style-name="P61"><text:span text:style-name="T41">N</text:span>ombre d’unités de description</text:p>
            </table:table-cell>
            <table:table-cell table:style-name="Table3.E1" office:value-type="string">
              <text:p text:style-name="P62">autres caractéristiques</text:p>
            </table:table-cell>
          </table:table-row>
        </table:table-header-rows>
        <table:table-row table:style-name="Table3.2">
          <table:table-cell table:style-name="Table3.A2" office:value-type="string">
            <text:p text:style-name="P56"/>
          </table:table-cell>
          <table:table-cell table:style-name="Table3.A2" office:value-type="string">
            <text:p text:style-name="P58"/>
          </table:table-cell>
          <table:table-cell table:style-name="Table3.A2" office:value-type="string">
            <text:p text:style-name="P58"/>
          </table:table-cell>
          <table:table-cell table:style-name="Table3.A2" office:value-type="string">
            <text:p text:style-name="P58"/>
          </table:table-cell>
          <table:table-cell table:style-name="Table3.E2" office:value-type="string">
            <text:p text:style-name="P58"/>
          </table:table-cell>
        </table:table-row>
        <table:table-row table:style-name="Table3.3">
          <table:table-cell table:style-name="Table3.A2" office:value-type="string">
            <text:p text:style-name="P56"/>
          </table:table-cell>
          <table:table-cell table:style-name="Table3.A2" office:value-type="string">
            <text:p text:style-name="P58"/>
          </table:table-cell>
          <table:table-cell table:style-name="Table3.A2" office:value-type="string">
            <text:p text:style-name="P58"/>
          </table:table-cell>
          <table:table-cell table:style-name="Table3.A2" office:value-type="string">
            <text:p text:style-name="P58"/>
          </table:table-cell>
          <table:table-cell table:style-name="Table3.E2" office:value-type="string">
            <text:p text:style-name="P58"/>
          </table:table-cell>
        </table:table-row>
        <table:table-row table:style-name="Table3.3">
          <table:table-cell table:style-name="Table3.A2" office:value-type="string">
            <text:p text:style-name="P56"/>
          </table:table-cell>
          <table:table-cell table:style-name="Table3.A2" office:value-type="string">
            <text:p text:style-name="P58"/>
          </table:table-cell>
          <table:table-cell table:style-name="Table3.A2" office:value-type="string">
            <text:p text:style-name="P58"/>
          </table:table-cell>
          <table:table-cell table:style-name="Table3.A2" office:value-type="string">
            <text:p text:style-name="P58"/>
          </table:table-cell>
          <table:table-cell table:style-name="Table3.E2" office:value-type="string">
            <text:p text:style-name="P58"/>
          </table:table-cell>
        </table:table-row>
        <table:table-row table:style-name="Table3.5">
          <table:table-cell table:style-name="Table3.A2" office:value-type="string">
            <text:p text:style-name="P56"/>
          </table:table-cell>
          <table:table-cell table:style-name="Table3.A2" office:value-type="string">
            <text:p text:style-name="P58"/>
          </table:table-cell>
          <table:table-cell table:style-name="Table3.A2" office:value-type="string">
            <text:p text:style-name="P58"/>
          </table:table-cell>
          <table:table-cell table:style-name="Table3.A2" office:value-type="string">
            <text:p text:style-name="P58"/>
          </table:table-cell>
          <table:table-cell table:style-name="Table3.E2" office:value-type="string">
            <text:p text:style-name="P58"/>
          </table:table-cell>
        </table:table-row>
        <table:table-row table:style-name="Table3.6">
          <table:table-cell table:style-name="Table3.A2" office:value-type="string">
            <text:p text:style-name="P56"/>
          </table:table-cell>
          <table:table-cell table:style-name="Table3.A2" office:value-type="string">
            <text:p text:style-name="P58"/>
          </table:table-cell>
          <table:table-cell table:style-name="Table3.A2" office:value-type="string">
            <text:p text:style-name="P58"/>
          </table:table-cell>
          <table:table-cell table:style-name="Table3.A2" office:value-type="string">
            <text:p text:style-name="P58"/>
          </table:table-cell>
          <table:table-cell table:style-name="Table3.E2" office:value-type="string">
            <text:p text:style-name="P58"/>
          </table:table-cell>
        </table:table-row>
        <table:table-row table:style-name="Table3.7">
          <table:table-cell table:style-name="Table3.A2" office:value-type="string">
            <text:p text:style-name="P56"/>
          </table:table-cell>
          <table:table-cell table:style-name="Table3.A2" office:value-type="string">
            <text:p text:style-name="P58"/>
          </table:table-cell>
          <table:table-cell table:style-name="Table3.A2" office:value-type="string">
            <text:p text:style-name="P58"/>
          </table:table-cell>
          <table:table-cell table:style-name="Table3.A2" office:value-type="string">
            <text:p text:style-name="P58"/>
          </table:table-cell>
          <table:table-cell table:style-name="Table3.E2" office:value-type="string">
            <text:p text:style-name="P58"/>
          </table:table-cell>
        </table:table-row>
        <table:table-row table:style-name="Table3.8">
          <table:table-cell table:style-name="Table3.A2" office:value-type="string">
            <text:p text:style-name="P56"/>
          </table:table-cell>
          <table:table-cell table:style-name="Table3.A2" office:value-type="string">
            <text:p text:style-name="P58"/>
          </table:table-cell>
          <table:table-cell table:style-name="Table3.A2" office:value-type="string">
            <text:p text:style-name="P58"/>
          </table:table-cell>
          <table:table-cell table:style-name="Table3.A2" office:value-type="string">
            <text:p text:style-name="P58"/>
          </table:table-cell>
          <table:table-cell table:style-name="Table3.E2" office:value-type="string">
            <text:p text:style-name="P58"/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Times New Roman" svg:font-family="'Times New Roman', serif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Empty" xlink:href="Pictures/100000000000000800000008D51480EAAAAC4250.png" xlink:type="simple" xlink:show="embed" xlink:actuate="onLoad"/>
    <draw:fill-image draw:name="vitam" xlink:href="Pictures/10000000000002800000015433D3C728E7C66D62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9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-image-width="0cm" draw:fill-image-height="0cm"/>
      <style:paragraph-properties fo:margin-top="0cm" fo:margin-bottom="0.247cm" loext:contextual-spacing="false" fo:line-height="100%" fo:text-align="justify" style:justify-single-word="false" style:page-number="auto" style:shadow="none">
        <style:tab-stops/>
      </style:paragraph-properties>
      <style:text-properties fo:font-size="11pt" fo:background-color="transparent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solid" draw:fill-color="#eeeeee"/>
      <style:paragraph-properties fo:margin-left="0cm" fo:margin-right="0cm" fo:margin-top="0.423cm" fo:margin-bottom="0.212cm" loext:contextual-spacing="false" fo:text-align="center" style:justify-single-word="false" fo:text-indent="0cm" style:auto-text-indent="false" fo:background-color="#eeeeee" fo:padding="0.6cm" fo:border="0.74pt solid #330099" style:shadow="#808080 0.101cm 0.101cm">
        <style:tab-stops/>
      </style:paragraph-properties>
      <style:text-properties fo:color="#330099" style:font-name="Liberation Serif" fo:font-family="'Liberation Serif'" style:font-family-generic="roman" style:font-pitch="variable" fo:font-size="14pt" fo:font-weight="bold" fo:background-color="transparent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Numbering_20_1" style:class="text" style:master-page-name="">
      <loext:graphic-properties draw:fill-image-width="0cm" draw:fill-image-height="0cm"/>
      <style:paragraph-properties fo:margin-top="0.353cm" fo:margin-bottom="0.212cm" loext:contextual-spacing="false" style:page-number="auto" style:shadow="none">
        <style:tab-stops/>
      </style:paragraph-properties>
      <style:text-properties fo:color="#330099" style:font-name="Liberation Serif" fo:font-family="'Liberation Serif'" style:font-family-generic="roman" style:font-pitch="variable" fo:font-size="11pt" fo:font-weight="bold" fo:background-color="transparent" style:font-name-asian="SimSun" style:font-family-asian="SimSun" style:font-family-generic-asian="system" style:font-pitch-asian="variable" style:font-size-asian="11pt" style:font-weight-asian="bold" style:font-name-complex="Mangal" style:font-family-complex="Mangal" style:font-family-generic-complex="system" style:font-pitch-complex="variable" style:font-size-complex="11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 style:border-line-width="0.014cm 0.014cm 0.026cm" fo:padding="1cm" fo:border="1.56pt double #330099" style:shadow="none"/>
      <style:text-properties fo:color="#800000"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_20_indent" style:display-name="Text body indent" style:family="paragraph" style:parent-style-name="Text_20_body" style:list-style-name="List_20_1" style:class="text"/>
    <style:style style:name="Décisions_20_" style:display-name="Décisions " style:family="paragraph" style:parent-style-name="Standard" style:list-style-name="List_20_1" style:master-page-name="">
      <loext:graphic-properties draw:fill="solid" draw:fill-color="#dddddd" draw:fill-image-width="0cm" draw:fill-image-height="0cm"/>
      <style:paragraph-properties fo:margin-top="0cm" fo:margin-bottom="0cm" loext:contextual-spacing="true" fo:text-align="justify" style:justify-single-word="false" style:page-number="auto" fo:background-color="#dddddd" style:border-line-width="0.026cm 0.026cm 0.002cm" fo:padding="0.049cm" fo:border="1.56pt double #330099" style:shadow="none">
        <style:tab-stops/>
      </style:paragraph-properties>
      <style:text-properties fo:color="#330099" style:font-name="Liberation Serif" fo:font-family="'Liberation Serif'" style:font-family-generic="roman" style:font-pitch="variable" fo:font-size="11pt" fo:font-weight="bold" fo:background-color="transparent" style:font-size-asian="11pt" style:font-size-complex="11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left">
      <style:text-properties officeooo:rsid="003cff0e" officeooo:paragraph-rsid="003cff0e"/>
    </style:style>
    <style:style style:name="MP2" style:family="paragraph" style:parent-style-name="Footer">
      <style:paragraph-properties fo:text-align="end" style:justify-single-word="false"/>
      <style:text-properties fo:font-size="11pt" style:font-size-asian="11pt" style:font-size-complex="11pt"/>
    </style:style>
    <style:style style:name="MT1" style:family="text">
      <style:text-properties officeooo:rsid="001a72f3"/>
    </style:style>
    <style:style style:name="Mfr1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bitmap" draw:fill-image-name="Empty" draw:fill-image-width="2.499cm" draw:fill-image-height="1.799cm" style:repeat="no-repeat" draw:fill-image-ref-point="top-right" style:footnote-max-height="0cm">
        <style:background-image xlink:href="Pictures/100000000000000800000008D51480EAAAAC4250.png" xlink:type="simple" xlink:actuate="onLoad" style:position="top righ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2" text:anchor-type="paragraph" svg:y="-0.436cm" svg:width="1.746cm" svg:height="0.928cm" draw:z-index="4"><draw:image xlink:href="Pictures/10000000000002800000015476C3DB2FE002F306.jpg" xlink:type="simple" xlink:show="embed" xlink:actuate="onLoad"/></draw:frame></text:p>
      </style:header>
      <style:header-left>
        <text:p text:style-name="MP1"/>
      </style:header-left>
      <style:footer>
        <text:p text:style-name="MP2"><text:span text:style-name="MT1">Page </text:span><text:page-number text:select-page="current">9</text:page-number> sur <text:page-count>10</text:page-count></text:p>
      </style:footer>
    </style:master-page>
    <style:master-page style:name="HTML" style:page-layout-name="Mpm2">
      <style:header>
        <text:p text:style-name="Header"/>
      </style:header>
    </style:master-page>
    <style:master-page style:name="Last_20_Page" style:display-name="Last Pag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4T17:24:13.707000000</meta:creation-date>
    <dc:date>2016-12-14T09:06:43.768000000</dc:date>
    <meta:editing-duration>P1DT3H41M54S</meta:editing-duration>
    <meta:editing-cycles>111</meta:editing-cycles>
    <meta:generator>LibreOffice/5.1.5.2$Windows_x86 LibreOffice_project/7a864d8825610a8c07cfc3bc01dd4fce6a9447e5</meta:generator>
    <dc:creator>Frédéric Deguilhen</dc:creator>
    <meta:printed-by>Frédéric Deguilhen</meta:printed-by>
    <meta:print-date>2016-12-07T15:24:14.205000000</meta:print-date>
    <meta:document-statistic meta:table-count="19" meta:image-count="1" meta:object-count="0" meta:page-count="10" meta:paragraph-count="130" meta:word-count="901" meta:character-count="5705" meta:non-whitespace-character-count="4938"/>
  </office:meta>
</office:document-meta>
</file>